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 UI" svg:font-family="'Segoe UI'" style:font-adornments="Normal"/>
    <style:font-face style:name="Tahoma1" svg:font-family="Tahoma"/>
    <style:font-face style:name="Courier New" svg:font-family="'Courier New'" style:font-family-generic="modern"/>
    <style:font-face style:name="Arial3" svg:font-family="Arial" style:font-family-generic="swiss"/>
    <style:font-face style:name="Arial1" svg:font-family="Arial" style:font-adornments="Gras" style:font-family-generic="swiss"/>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352cm" style:rel-column-width="16774*"/>
    </style:style>
    <style:style style:name="Tableau1.B" style:family="table-column">
      <style:table-column-properties style:column-width="12.649cm" style:rel-column-width="48761*"/>
    </style:style>
    <style:style style:name="Tableau1.A1" style:family="table-cell">
      <style:table-cell-properties fo:padding="0.097cm" fo:border="none"/>
    </style:style>
    <style:style style:name="Tableau5" style:family="table">
      <style:table-properties style:width="12.457cm" table:align="margins"/>
    </style:style>
    <style:style style:name="Tableau5.A" style:family="table-column">
      <style:table-column-properties style:column-width="6.228cm" style:rel-column-width="32767*"/>
    </style:style>
    <style:style style:name="Tableau5.B" style:family="table-column">
      <style:table-column-properties style:column-width="6.228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35cm" style:rel-column-width="16767*"/>
    </style:style>
    <style:style style:name="Tableau3.B" style:family="table-column">
      <style:table-column-properties style:column-width="12.651cm" style:rel-column-width="48768*"/>
    </style:style>
    <style:style style:name="Tableau3.A1" style:family="table-cell">
      <style:table-cell-properties fo:padding="0.097cm" fo:border="none"/>
    </style:style>
    <style:style style:name="Tableau4" style:family="table">
      <style:table-properties style:width="17.004cm" fo:margin-left="0cm" fo:margin-right="-0.004cm" table:align="margins"/>
    </style:style>
    <style:style style:name="Tableau4.A" style:family="table-column">
      <style:table-column-properties style:column-width="2.584cm" style:rel-column-width="9959*"/>
    </style:style>
    <style:style style:name="Tableau4.B" style:family="table-column">
      <style:table-column-properties style:column-width="1.621cm" style:rel-column-width="6247*"/>
    </style:style>
    <style:style style:name="Tableau4.C" style:family="table-column">
      <style:table-column-properties style:column-width="1.762cm" style:rel-column-width="6791*"/>
    </style:style>
    <style:style style:name="Tableau4.D" style:family="table-column">
      <style:table-column-properties style:column-width="2.367cm" style:rel-column-width="9123*"/>
    </style:style>
    <style:style style:name="Tableau4.E" style:family="table-column">
      <style:table-column-properties style:column-width="1.813cm" style:rel-column-width="6988*"/>
    </style:style>
    <style:style style:name="Tableau4.F" style:family="table-column">
      <style:table-column-properties style:column-width="1.236cm" style:rel-column-width="4765*"/>
    </style:style>
    <style:style style:name="Tableau4.G" style:family="table-column">
      <style:table-column-properties style:column-width="1.092cm" style:rel-column-width="4208*"/>
    </style:style>
    <style:style style:name="Tableau4.H" style:family="table-column">
      <style:table-column-properties style:column-width="1.716cm" style:rel-column-width="6614*"/>
    </style:style>
    <style:style style:name="Tableau4.I" style:family="table-column">
      <style:table-column-properties style:column-width="0.64cm" style:rel-column-width="2467*"/>
    </style:style>
    <style:style style:name="Tableau4.J" style:family="table-column">
      <style:table-column-properties style:column-width="2.173cm" style:rel-column-width="8373*"/>
    </style:style>
    <style:style style:name="Tableau4.A1" style:family="table-cell">
      <style:table-cell-properties fo:padding="0.097cm" fo:border-left="0.05pt solid #000000" fo:border-right="none" fo:border-top="0.05pt solid #000000" fo:border-bottom="0.05pt solid #000000"/>
    </style:style>
    <style:style style:name="Tableau4.I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J2" style:family="table-cell">
      <style:table-cell-properties fo:padding="0.097cm" fo:border-left="0.05pt solid #000000" fo:border-right="0.05pt solid #000000" fo:border-top="none" fo:border-bottom="0.05pt solid #000000"/>
    </style:style>
    <style:style style:name="Tableau4.C5" style:family="table-cell" style:data-style-name="N37">
      <style:table-cell-properties fo:padding="0.097cm" fo:border-left="0.05pt solid #000000" fo:border-right="none" fo:border-top="none" fo:border-bottom="0.05pt solid #000000"/>
    </style:style>
    <style:style style:name="Tableau4.A9" style:family="table-cell">
      <style:table-cell-properties fo:background-color="transparent" fo:padding="0.097cm" fo:border-left="0.05pt solid #000000" fo:border-right="none" fo:border-top="none" fo:border-bottom="0.05pt solid #000000">
        <style:background-image/>
      </style:table-cell-properties>
    </style:style>
    <style:style style:name="Tableau4.J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2e08ae" officeooo:paragraph-rsid="0021f259" fo:background-color="transparent"/>
    </style:style>
    <style:style style:name="P2" style:family="paragraph" style:parent-style-name="Standard">
      <style:text-properties officeooo:rsid="001a345d" officeooo:paragraph-rsid="0021f259" fo:background-color="transparent"/>
    </style:style>
    <style:style style:name="P3" style:family="paragraph" style:parent-style-name="Standard">
      <style:text-properties officeooo:rsid="0021f259" officeooo:paragraph-rsid="0021f259" fo:background-color="transparent"/>
    </style:style>
    <style:style style:name="P4" style:family="paragraph" style:parent-style-name="Standard">
      <style:text-properties style:text-line-through-style="solid" style:text-line-through-type="single" fo:background-color="transparent"/>
    </style:style>
    <style:style style:name="P5" style:family="paragraph" style:parent-style-name="Standard">
      <style:paragraph-properties fo:text-align="justify" style:justify-single-word="false"/>
      <style:text-properties style:font-name="Times New Roman" fo:font-size="11pt" fo:font-style="normal" style:text-underline-style="none" style:font-size-asian="11pt" style:font-style-asian="normal" style:font-size-complex="11pt" style:font-style-complex="normal"/>
    </style:style>
    <style:style style:name="P6" style:family="paragraph" style:parent-style-name="Table_20_Contents">
      <style:paragraph-properties fo:text-align="end"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text-properties style:text-line-through-style="solid" style:text-line-through-type="single" style:font-name="Times New Roman" fo:font-size="11pt" officeooo:rsid="0023d51c" officeooo:paragraph-rsid="0023d51c" fo:background-color="transparent" style:font-size-asian="11pt" style:font-size-complex="11pt"/>
    </style:style>
    <style:style style:name="P8" style:family="paragraph" style:parent-style-name="Standard">
      <style:paragraph-properties fo:text-align="justify" style:justify-single-word="false"/>
      <style:text-properties style:text-line-through-style="solid" style:text-line-through-type="single" style:font-name="Times New Roman" fo:font-size="11pt" fo:background-color="transparent" style:font-size-asian="11pt" style:font-size-complex="11pt"/>
    </style:style>
    <style:style style:name="P9" style:family="paragraph" style:parent-style-name="Standard">
      <style:paragraph-properties fo:text-align="justify" style:justify-single-word="false"/>
      <style:text-properties style:text-line-through-style="solid" style:text-line-through-type="single" style:font-name="Times New Roman" fo:font-size="11pt" officeooo:paragraph-rsid="0023d51c" fo:background-color="transparent" style:font-size-asian="11pt" style:font-size-complex="11pt"/>
    </style:style>
    <style:style style:name="P10" style:family="paragraph" style:parent-style-name="Standard">
      <style:paragraph-properties fo:text-align="justify" style:justify-single-word="false"/>
      <style:text-properties fo:font-size="11pt" fo:font-style="normal" style:text-underline-style="none"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fo:font-size="11pt" fo:font-style="normal" style:text-underline-style="none" officeooo:paragraph-rsid="00301984" style:font-size-asian="11pt" style:font-style-asian="normal" style:font-size-complex="11pt" style:font-style-complex="normal"/>
    </style:style>
    <style:style style:name="P12" style:family="paragraph" style:parent-style-name="Standard">
      <style:paragraph-properties fo:text-align="justify" style:justify-single-word="false"/>
      <style:text-properties fo:font-size="11pt" officeooo:paragraph-rsid="002fdca2" style:font-size-asian="11pt" style:font-size-complex="11pt"/>
    </style:style>
    <style:style style:name="P13" style:family="paragraph" style:parent-style-name="Standard">
      <style:paragraph-properties fo:text-align="justify" style:justify-single-word="false"/>
      <style:text-properties fo:font-size="11pt" style:font-size-asian="11pt" style:font-size-complex="11pt"/>
    </style:style>
    <style:style style:name="P14" style:family="paragraph" style:parent-style-name="Standard">
      <style:paragraph-properties fo:text-align="justify"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6" style:family="paragraph" style:parent-style-name="Liste_20_Niveau1_20_MRS" style:list-style-name="List_20_1">
      <style:text-properties fo:background-color="transparent"/>
    </style:style>
    <style:style style:name="P17" style:family="paragraph" style:parent-style-name="Standard">
      <style:paragraph-properties fo:text-align="justify" style:justify-single-word="false"/>
      <style:text-properties style:font-name="Times New Roman" fo:font-size="11pt" fo:font-style="normal" style:text-underline-style="none" fo:font-weight="normal" officeooo:paragraph-rsid="00301984" style:font-size-asian="11pt" style:font-style-asian="normal" style:font-weight-asian="normal" style:font-size-complex="11pt" style:font-style-complex="normal" style:font-weight-complex="normal"/>
    </style:style>
    <style:style style:name="P18" style:family="paragraph" style:parent-style-name="Table_20_Contents">
      <style:text-properties fo:font-size="11pt" fo:background-color="transparent" style:font-size-asian="11pt" style:font-size-complex="11pt"/>
    </style:style>
    <style:style style:name="P19" style:family="paragraph" style:parent-style-name="Table_20_Contents">
      <style:text-properties fo:font-size="11pt" fo:background-color="#ffff00" style:font-size-asian="11pt" style:font-size-complex="11pt"/>
    </style:style>
    <style:style style:name="P20" style:family="paragraph" style:parent-style-name="Table_20_Contents">
      <style:text-properties fo:font-size="11pt" officeooo:rsid="0032a2d3" style:font-size-asian="11pt" style:font-size-complex="11pt"/>
    </style:style>
    <style:style style:name="P21" style:family="paragraph" style:parent-style-name="Table_20_Contents">
      <style:text-properties fo:font-size="11pt" officeooo:rsid="00347643" fo:background-color="transparent" style:font-size-asian="11pt" style:font-size-complex="11pt"/>
    </style:style>
    <style:style style:name="P22" style:family="paragraph" style:parent-style-name="Table_20_Contents">
      <style:text-properties fo:font-size="11pt" officeooo:rsid="00308350" officeooo:paragraph-rsid="00347643" style:font-size-asian="11pt" style:font-size-complex="11pt"/>
    </style:style>
    <style:style style:name="P23" style:family="paragraph" style:parent-style-name="Table_20_Contents">
      <style:text-properties fo:font-size="11pt" officeooo:rsid="00308350" officeooo:paragraph-rsid="00347643" fo:background-color="transparent" style:font-size-asian="11pt" style:font-size-complex="11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Table_20_Contents">
      <style:text-properties fo:font-size="10pt" style:font-size-asian="10pt" style:font-size-complex="10pt"/>
    </style:style>
    <style:style style:name="P27" style:family="paragraph" style:parent-style-name="Table_20_Contents">
      <style:text-properties fo:font-size="10pt" fo:background-color="#ffff00" style:font-size-asian="10pt" style:font-size-complex="10pt"/>
    </style:style>
    <style:style style:name="P28" style:family="paragraph" style:parent-style-name="Table_20_Contents">
      <style:paragraph-properties fo:text-align="end"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29" style:family="paragraph" style:parent-style-name="Table_20_Contents">
      <style:paragraph-properties fo:text-align="end"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Table_20_Contents">
      <style:paragraph-properties fo:text-align="end" style:justify-single-word="false"/>
      <style:text-properties style:font-name="Arial" fo:font-size="11pt" fo:font-weight="normal" officeooo:rsid="001a345d" officeooo:paragraph-rsid="001a345d" fo:background-color="transparent" style:font-size-asian="11pt" style:font-weight-asian="normal" style:font-size-complex="11pt" style:font-weight-complex="normal"/>
    </style:style>
    <style:style style:name="P31" style:family="paragraph" style:parent-style-name="Table_20_Contents">
      <style:paragraph-properties fo:text-align="end" style:justify-single-word="false"/>
      <style:text-properties style:font-name="Arial" fo:font-size="11pt" fo:font-weight="normal" fo:background-color="transparent" style:font-size-asian="11pt" style:font-weight-asian="normal" style:font-size-complex="11pt" style:font-weight-complex="normal"/>
    </style:style>
    <style:style style:name="P32" style:family="paragraph" style:parent-style-name="Table_20_Contents">
      <style:paragraph-properties fo:text-align="end" style:justify-single-word="false"/>
      <style:text-properties style:font-name="Arial" fo:font-size="11pt" fo:font-weight="bold" officeooo:rsid="001a345d" officeooo:paragraph-rsid="001a345d" fo:background-color="transparent" style:font-size-asian="11pt" style:font-weight-asian="bold" style:font-size-complex="11pt" style:font-weight-complex="bold"/>
    </style:style>
    <style:style style:name="P33" style:family="paragraph" style:parent-style-name="Table_20_Contents">
      <style:text-properties style:font-name="Arial" fo:font-size="12pt" fo:font-weight="bold" style:font-size-asian="12pt" style:font-weight-asian="bold" style:font-size-complex="12pt" style:font-weight-complex="bold"/>
    </style:style>
    <style:style style:name="P34" style:family="paragraph" style:parent-style-name="Table_20_Contents">
      <style:text-properties fo:font-size="11pt" fo:background-color="transparent" style:font-size-asian="11pt" style:font-size-complex="11pt"/>
    </style:style>
    <style:style style:name="P35" style:family="paragraph" style:parent-style-name="Table_20_Contents">
      <style:text-properties fo:font-size="11pt" officeooo:rsid="00308350" officeooo:paragraph-rsid="00347643" fo:background-color="transparent" style:font-size-asian="11pt" style:font-size-complex="11pt"/>
    </style:style>
    <style:style style:name="P36" style:family="paragraph" style:parent-style-name="Table_20_Contents">
      <style:text-properties fo:font-size="11pt" officeooo:rsid="003369b4" officeooo:paragraph-rsid="003369b4" fo:background-color="transparent" style:font-size-asian="11pt" style:font-size-complex="11pt"/>
    </style:style>
    <style:style style:name="P37" style:family="paragraph" style:parent-style-name="Table_20_Contents">
      <style:text-properties fo:font-size="11pt" fo:background-color="#ffff00" style:font-size-asian="11pt" style:font-size-complex="11pt"/>
    </style:style>
    <style:style style:name="P38" style:family="paragraph" style:parent-style-name="Table_20_Contents">
      <style:text-properties fo:font-size="11pt" officeooo:paragraph-rsid="00301984" fo:background-color="#ffff00" style:font-size-asian="11pt" style:font-size-complex="11pt"/>
    </style:style>
    <style:style style:name="P39" style:family="paragraph" style:parent-style-name="Table_20_Contents">
      <style:text-properties fo:font-size="11pt" style:font-size-asian="11pt" style:font-size-complex="11pt"/>
    </style:style>
    <style:style style:name="P40" style:family="paragraph" style:parent-style-name="Table_20_Contents">
      <style:text-properties fo:font-size="11pt" officeooo:rsid="0032a2d3" style:font-size-asian="11pt" style:font-size-complex="11pt"/>
    </style:style>
    <style:style style:name="P41" style:family="paragraph" style:parent-style-name="Table_20_Contents">
      <style:text-properties fo:font-size="11pt" officeooo:rsid="00308350" officeooo:paragraph-rsid="00347643" style:font-size-asian="11pt" style:font-size-complex="11pt"/>
    </style:style>
    <style:style style:name="P42" style:family="paragraph" style:parent-style-name="Table_20_Contents">
      <style:text-properties fo:font-size="11pt" fo:font-weight="bold" style:font-size-asian="11pt" style:font-weight-asian="bold" style:font-size-complex="11pt" style:font-weight-complex="bold"/>
    </style:style>
    <style:style style:name="P43"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44" style:family="paragraph" style:parent-style-name="Table_20_Contents">
      <style:paragraph-properties fo:text-align="start" style:justify-single-word="false"/>
      <style:text-properties fo:font-size="11pt" fo:font-weight="normal" officeooo:rsid="00347643" officeooo:paragraph-rsid="00347643" style:font-size-asian="11pt" style:font-weight-asian="normal" style:font-size-complex="11pt" style:font-weight-complex="normal"/>
    </style:style>
    <style:style style:name="P45" style:family="paragraph" style:parent-style-name="Table_20_Contents">
      <style:paragraph-properties fo:text-align="start" style:justify-single-word="false"/>
      <style:text-properties fo:font-size="11pt" fo:font-weight="normal" officeooo:rsid="00308350" officeooo:paragraph-rsid="0032a2d3" style:font-size-asian="11pt" style:font-weight-asian="normal" style:font-size-complex="11pt" style:font-weight-complex="normal"/>
    </style:style>
    <style:style style:name="P46" style:family="paragraph" style:parent-style-name="Table_20_Contents">
      <style:paragraph-properties fo:text-align="start" style:justify-single-word="false"/>
      <style:text-properties fo:font-size="11pt" fo:font-weight="normal" fo:background-color="transparent"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fo:font-size="11pt" fo:font-weight="normal" officeooo:rsid="00308350" officeooo:paragraph-rsid="00347643" fo:background-color="transparent" style:font-size-asian="11pt" style:font-weight-asian="normal" style:font-size-complex="11pt" style:font-weight-complex="normal"/>
    </style:style>
    <style:style style:name="P48" style:family="paragraph" style:parent-style-name="Table_20_Contents">
      <style:text-properties style:font-name="Times New Roman" fo:font-size="11pt" style:font-size-asian="11pt" style:font-size-complex="11pt"/>
    </style:style>
    <style:style style:name="P49" style:family="paragraph" style:parent-style-name="Table_20_Contents">
      <style:paragraph-properties fo:text-align="justify" style:justify-single-word="false"/>
      <style:text-properties style:font-name="Times New Roman" fo:font-size="11pt" style:font-size-asian="11pt" style:font-size-complex="11pt"/>
    </style:style>
    <style:style style:name="P50" style:family="paragraph" style:parent-style-name="Table_20_Contents">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P51" style:family="paragraph" style:parent-style-name="Header">
      <style:text-properties fo:font-size="6pt" style:font-size-asian="6pt" style:font-size-complex="6pt"/>
    </style:style>
    <style:style style:name="P52" style:family="paragraph" style:parent-style-name="Footer">
      <style:text-properties fo:font-size="8pt" style:font-size-asian="8pt" style:font-size-complex="8pt"/>
    </style:style>
    <style:style style:name="P53" style:family="paragraph" style:parent-style-name="Standard">
      <style:text-properties fo:background-color="transparent"/>
    </style:style>
    <style:style style:name="P54" style:family="paragraph" style:parent-style-name="Standard">
      <style:text-properties officeooo:rsid="002e08ae" officeooo:paragraph-rsid="0021f259" fo:background-color="transparent"/>
    </style:style>
    <style:style style:name="P55" style:family="paragraph" style:parent-style-name="Standard">
      <style:text-properties officeooo:rsid="001a345d" officeooo:paragraph-rsid="0021f259" fo:background-color="transparent"/>
    </style:style>
    <style:style style:name="P56" style:family="paragraph" style:parent-style-name="Standard">
      <style:text-properties officeooo:rsid="001a345d" officeooo:paragraph-rsid="002e08ae" fo:background-color="transparent"/>
    </style:style>
    <style:style style:name="P57" style:family="paragraph" style:parent-style-name="Standard">
      <style:text-properties officeooo:rsid="0021f259" officeooo:paragraph-rsid="0021f259" fo:background-color="transparent"/>
    </style:style>
    <style:style style:name="P58" style:family="paragraph" style:parent-style-name="Standard">
      <style:text-properties officeooo:paragraph-rsid="0021f259" fo:background-color="transparent"/>
    </style:style>
    <style:style style:name="P59" style:family="paragraph" style:parent-style-name="Standard">
      <style:paragraph-properties fo:text-align="justify" style:justify-single-word="false"/>
      <style:text-properties style:font-name="Times New Roman" fo:font-size="11pt" fo:font-style="normal" style:text-underline-style="none" style:font-size-asian="11pt" style:font-style-asian="normal" style:font-size-complex="11pt" style:font-style-complex="normal"/>
    </style:style>
    <style:style style:name="P60" style:family="paragraph" style:parent-style-name="Standard">
      <style:paragraph-properties fo:text-align="justify" style:justify-single-word="false"/>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style:text-underline-style="none" fo:font-weight="normal" officeooo:paragraph-rsid="00301984"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3" style:family="paragraph" style:parent-style-name="Standard">
      <style:text-properties style:font-name="Times New Roman" fo:font-size="11pt" style:font-name-asian="Arial3" style:font-size-asian="11pt" style:font-name-complex="Arial3" style:font-size-complex="11pt"/>
    </style:style>
    <style:style style:name="P64" style:family="paragraph" style:parent-style-name="Standard">
      <style:paragraph-properties fo:text-align="start" style:justify-single-word="false" style:text-autospace="none"/>
      <style:text-properties style:font-name="Times New Roman" fo:font-size="11pt" style:font-name-asian="Arial3" style:font-size-asian="11pt" style:font-name-complex="Arial3" style:font-size-complex="11pt"/>
    </style:style>
    <style:style style:name="P65" style:family="paragraph" style:parent-style-name="Standard">
      <style:text-properties style:font-name="Times New Roman" fo:font-size="11pt" style:font-size-asian="11pt" style:font-size-complex="11pt"/>
    </style:style>
    <style:style style:name="P66" style:family="paragraph" style:parent-style-name="Standard">
      <style:paragraph-properties fo:text-align="justify" style:justify-single-word="false"/>
      <style:text-properties style:font-name="Times New Roman" fo:font-size="11pt" style:font-size-asian="11pt" style:font-size-complex="11pt"/>
    </style:style>
    <style:style style:name="P67"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68" style:family="paragraph" style:parent-style-name="Standard">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69" style:family="paragraph" style:parent-style-name="Standard">
      <style:paragraph-properties fo:text-align="justify" style:justify-single-word="false"/>
      <style:text-properties style:font-name="Times New Roman" fo:font-size="11pt" fo:font-weight="normal" fo:background-color="transparent" style:font-size-asian="11pt" style:font-weight-asian="normal" style:font-size-complex="11pt" style:font-weight-complex="normal"/>
    </style:style>
    <style:style style:name="P70" style:family="paragraph" style:parent-style-name="Standard">
      <style:text-properties style:font-name="Times New Roman" fo:font-size="11pt" fo:background-color="transparent" style:font-size-asian="11pt" style:font-size-complex="11pt"/>
    </style:style>
    <style:style style:name="P71" style:family="paragraph" style:parent-style-name="Standard">
      <style:paragraph-properties fo:text-align="justify" style:justify-single-word="false"/>
      <style:text-properties style:font-name="Times New Roman" fo:font-size="11pt" fo:background-color="transparent" style:font-size-asian="11pt" style:font-size-complex="11pt"/>
    </style:style>
    <style:style style:name="P72" style:family="paragraph" style:parent-style-name="Standard">
      <style:paragraph-properties fo:text-align="justify" style:justify-single-word="false"/>
      <style:text-properties style:font-name="Times New Roman" fo:font-size="11pt" officeooo:rsid="0023d51c" officeooo:paragraph-rsid="0023d51c" fo:background-color="transparent" style:font-size-asian="11pt" style:font-size-complex="11pt"/>
    </style:style>
    <style:style style:name="P73" style:family="paragraph" style:parent-style-name="Standard">
      <style:paragraph-properties fo:text-align="justify" style:justify-single-word="false"/>
      <style:text-properties style:font-name="Times New Roman" fo:font-size="11pt" officeooo:rsid="001973fa" officeooo:paragraph-rsid="001973fa" fo:background-color="transparent" style:font-size-asian="11pt" style:font-size-complex="11pt"/>
    </style:style>
    <style:style style:name="P74" style:family="paragraph" style:parent-style-name="Standard">
      <style:text-properties style:font-name="Times New Roman" fo:font-size="11pt" fo:background-color="transparent" style:font-name-asian="Arial3" style:font-size-asian="11pt" style:font-name-complex="Arial3" style:font-size-complex="11pt"/>
    </style:style>
    <style:style style:name="P75" style:family="paragraph" style:parent-style-name="Standard">
      <style:paragraph-properties style:text-autospace="none"/>
      <style:text-properties style:font-name="Times New Roman" fo:font-size="11pt" fo:background-color="transparent" style:font-name-asian="Arial3" style:font-size-asian="11pt" style:font-name-complex="Arial3" style:font-size-complex="11pt"/>
    </style:style>
    <style:style style:name="P76" style:family="paragraph" style:parent-style-name="Standard">
      <style:text-properties style:font-name="Times New Roman" fo:font-size="11pt" officeooo:rsid="001a345d" officeooo:paragraph-rsid="001a345d" fo:background-color="transparent" style:font-name-asian="Arial3" style:font-size-asian="11pt" style:font-name-complex="Arial3" style:font-size-complex="11pt"/>
    </style:style>
    <style:style style:name="P77" style:family="paragraph" style:parent-style-name="Standard">
      <style:text-properties style:text-line-through-style="solid" style:text-line-through-type="single" fo:background-color="transparent"/>
    </style:style>
    <style:style style:name="P78" style:family="paragraph" style:parent-style-name="Standard">
      <style:paragraph-properties fo:text-align="justify" style:justify-single-word="false"/>
      <style:text-properties fo:font-size="11pt" fo:font-style="normal" style:text-underline-style="none" style:font-size-asian="11pt" style:font-style-asian="normal" style:font-size-complex="11pt" style:font-style-complex="normal"/>
    </style:style>
    <style:style style:name="P79" style:family="paragraph" style:parent-style-name="Standard">
      <style:paragraph-properties fo:text-align="justify" style:justify-single-word="false"/>
      <style:text-properties fo:font-size="11pt" fo:font-style="normal" style:text-underline-style="none" officeooo:paragraph-rsid="00301984" style:font-size-asian="11pt" style:font-style-asian="normal" style:font-size-complex="11pt" style:font-style-complex="normal"/>
    </style:style>
    <style:style style:name="P80" style:family="paragraph" style:parent-style-name="Standard">
      <style:paragraph-properties fo:text-align="justify"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fo:font-size="11pt" style:font-size-asian="11pt" style:font-size-complex="11pt"/>
    </style:style>
    <style:style style:name="P83" style:family="paragraph" style:parent-style-name="Standard">
      <style:paragraph-properties fo:text-align="justify" style:justify-single-word="false"/>
      <style:text-properties fo:font-size="11pt" officeooo:paragraph-rsid="002fdca2" style:font-size-asian="11pt" style:font-size-complex="11pt"/>
    </style:style>
    <style:style style:name="P84" style:family="paragraph" style:parent-style-name="Standard">
      <style:text-properties fo:font-size="11pt" fo:background-color="transparent" style:font-size-asian="11pt" style:font-size-complex="11pt"/>
    </style:style>
    <style:style style:name="P85" style:family="paragraph" style:parent-style-name="Standard">
      <style:paragraph-properties fo:text-align="end" style:justify-single-word="false"/>
      <style:text-properties style:font-name="Arial" fo:font-size="12pt" fo:font-style="italic" style:text-underline-style="none" fo:font-weight="bold" fo:background-color="transparent" style:font-size-asian="12pt" style:font-style-asian="italic" style:font-weight-asian="bold" style:font-size-complex="12pt" style:font-style-complex="italic" style:font-weight-complex="bold"/>
    </style:style>
    <style:style style:name="P86" style:family="paragraph" style:parent-style-name="Standard">
      <style:paragraph-properties fo:text-align="end" style:justify-single-word="false"/>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P87" style:family="paragraph" style:parent-style-name="Standard">
      <style:paragraph-properties fo:text-align="end" style:justify-single-word="false"/>
      <style:text-properties style:font-name="Arial" fo:font-size="11pt" fo:font-style="italic" style:text-underline-style="none" fo:font-weight="bold" style:font-size-asian="11pt" style:font-style-asian="italic" style:font-weight-asian="bold" style:font-size-complex="11pt" style:font-style-complex="italic" style:font-weight-complex="bold"/>
    </style:style>
    <style:style style:name="P88" style:family="paragraph" style:parent-style-name="Standard">
      <style:paragraph-properties fo:text-align="end" style:justify-single-word="false"/>
      <style:text-properties style:font-name="Arial" fo:font-size="11pt" fo:font-style="italic" style:font-size-asian="11pt" style:font-style-asian="italic" style:font-size-complex="11pt" style:font-style-complex="italic"/>
    </style:style>
    <style:style style:name="P89" style:family="paragraph" style:parent-style-name="Standard">
      <style:paragraph-properties fo:text-align="justify" style:justify-single-word="false"/>
      <style:text-properties style:text-line-through-style="none" style:text-line-through-type="non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fo:color="#0084d1" fo:font-size="11pt" officeooo:rsid="002daae3" officeooo:paragraph-rsid="002fdca2" style:font-size-asian="11pt" style:font-size-complex="11pt"/>
    </style:style>
    <style:style style:name="P91" style:family="paragraph" style:parent-style-name="Standard">
      <style:paragraph-properties fo:margin-left="0cm" fo:margin-right="0cm" fo:text-align="end" style:justify-single-word="false" fo:text-indent="0cm" style:auto-text-indent="false"/>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P92" style:family="paragraph" style:parent-style-name="Standard">
      <style:paragraph-properties fo:break-before="page"/>
    </style:style>
    <style:style style:name="P93" style:family="paragraph" style:parent-style-name="Standard">
      <style:paragraph-properties fo:break-before="page"/>
      <style:text-properties style:font-name="Times New Roman" fo:font-size="11pt" fo:font-weight="normal" fo:background-color="transparent" style:font-size-asian="11pt" style:font-weight-asian="normal" style:font-size-complex="11pt" style:font-weight-complex="normal"/>
    </style:style>
    <style:style style:name="P94" style:family="paragraph" style:parent-style-name="Standard">
      <style:text-properties officeooo:rsid="001a345d" officeooo:paragraph-rsid="0021f259" fo:background-color="transparent"/>
    </style:style>
    <style:style style:name="P95" style:family="paragraph" style:parent-style-name="Standard">
      <style:text-properties officeooo:rsid="0021f259" officeooo:paragraph-rsid="0021f259" fo:background-color="transparent"/>
    </style:style>
    <style:style style:name="P96" style:family="paragraph" style:parent-style-name="Standard">
      <style:text-properties officeooo:rsid="002e08ae" officeooo:paragraph-rsid="0021f259" fo:background-color="transparent"/>
    </style:style>
    <style:style style:name="P97" style:family="paragraph" style:parent-style-name="Standard">
      <style:paragraph-properties fo:text-align="justify" style:justify-single-word="false"/>
      <style:text-properties fo:font-size="11pt" fo:font-style="normal" style:text-underline-style="none" style:font-size-asian="11pt" style:font-style-asian="normal" style:font-size-complex="11pt" style:font-style-complex="normal"/>
    </style:style>
    <style:style style:name="P98" style:family="paragraph" style:parent-style-name="Standard">
      <style:paragraph-properties fo:text-align="justify" style:justify-single-word="false"/>
      <style:text-properties fo:font-size="11pt" fo:font-style="normal" style:text-underline-style="none" officeooo:paragraph-rsid="00301984" style:font-size-asian="11pt" style:font-style-asian="normal" style:font-size-complex="11pt" style:font-style-complex="normal"/>
    </style:style>
    <style:style style:name="P99" style:family="paragraph" style:parent-style-name="Standard">
      <style:paragraph-properties fo:text-align="justify"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00" style:family="paragraph" style:parent-style-name="Standard">
      <style:paragraph-properties fo:text-align="justify" style:justify-single-word="false"/>
      <style:text-properties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01" style:family="paragraph" style:parent-style-name="Standard">
      <style:paragraph-properties fo:text-align="justify" style:justify-single-word="false"/>
      <style:text-properties fo:font-size="11pt" fo:font-style="normal" style:text-underline-style="none" officeooo:paragraph-rsid="00301984" fo:background-color="transparent" style:font-size-asian="11pt" style:font-style-asian="normal" style:font-size-complex="11pt" style:font-style-complex="normal"/>
    </style:style>
    <style:style style:name="P102" style:family="paragraph" style:parent-style-name="Standard">
      <style:paragraph-properties fo:text-align="justify" style:justify-single-word="false"/>
      <style:text-properties fo:font-size="11pt" style:font-size-asian="11pt" style:font-size-complex="11pt"/>
    </style:style>
    <style:style style:name="P103" style:family="paragraph" style:parent-style-name="Standard">
      <style:paragraph-properties fo:text-align="justify" style:justify-single-word="false"/>
      <style:text-properties fo:font-size="11pt" officeooo:paragraph-rsid="002fdca2" style:font-size-asian="11pt" style:font-size-complex="11pt"/>
    </style:style>
    <style:style style:name="P104" style:family="paragraph" style:parent-style-name="Standard" style:list-style-name="L1">
      <style:paragraph-properties fo:text-align="justify" style:justify-single-word="false"/>
      <style:text-properties fo:font-size="11pt" fo:background-color="transparent" style:font-size-asian="11pt" style:font-size-complex="11pt"/>
    </style:style>
    <style:style style:name="P105" style:family="paragraph" style:parent-style-name="Standard" style:list-style-name="L1">
      <style:text-properties fo:font-size="11pt" fo:background-color="transparent" style:font-size-asian="11pt" style:font-size-complex="11pt"/>
    </style:style>
    <style:style style:name="P106" style:family="paragraph" style:parent-style-name="Standard" style:list-style-name="L1">
      <style:paragraph-properties fo:text-align="justify" style:justify-single-word="false"/>
      <style:text-properties style:font-name="Times New Roman" fo:font-size="11pt" fo:font-weight="normal" fo:background-color="transparent" style:font-size-asian="11pt" style:font-weight-asian="normal" style:font-size-complex="11pt" style:font-weight-complex="normal"/>
    </style:style>
    <style:style style:name="P107" style:family="paragraph" style:parent-style-name="Standard">
      <style:paragraph-properties fo:text-align="justify" style:justify-single-word="false"/>
      <style:text-properties style:font-name="Times New Roman" fo:font-size="11pt" fo:font-style="normal" style:text-underline-style="none" style:font-size-asian="11pt" style:font-style-asian="normal" style:font-size-complex="11pt" style:font-style-complex="normal"/>
    </style:style>
    <style:style style:name="P108" style:family="paragraph" style:parent-style-name="Standard">
      <loext:graphic-properties draw:fill="solid" draw:fill-color="#ffff00" draw:opacity="100%"/>
      <style:paragraph-properties fo:text-align="justify" style:justify-single-word="false" fo:background-color="#ffff00"/>
      <style:text-properties style:font-name="Times New Roman" fo:font-size="11pt" fo:font-style="normal" style:text-underline-style="none" style:font-size-asian="11pt" style:font-style-asian="normal" style:font-size-complex="11pt" style:font-style-complex="normal"/>
    </style:style>
    <style:style style:name="P109" style:family="paragraph" style:parent-style-name="Standard">
      <style:paragraph-properties fo:text-align="justify" style:justify-single-word="false"/>
      <style:text-properties style:font-name="Times New Roman" fo:font-size="11pt" fo:font-style="normal" style:text-underline-style="none" fo:font-weight="normal" officeooo:paragraph-rsid="00301984" style:font-size-asian="11pt" style:font-style-asian="normal" style:font-weight-asian="normal" style:font-size-complex="11pt" style:font-style-complex="normal" style:font-weight-complex="normal"/>
    </style:style>
    <style:style style:name="P110" style:family="paragraph" style:parent-style-name="Standard">
      <style:paragraph-properties fo:text-align="justify" style:justify-single-word="false"/>
      <style:text-properties style:text-line-through-style="solid" style:text-line-through-type="single" style:font-name="Times New Roman" fo:font-size="11pt" fo:background-color="transparent" style:font-size-asian="11pt" style:font-size-complex="11pt"/>
    </style:style>
    <style:style style:name="P111" style:family="paragraph" style:parent-style-name="Standard">
      <style:paragraph-properties fo:text-align="justify" style:justify-single-word="false"/>
      <style:text-properties style:text-line-through-style="solid" style:text-line-through-type="single" style:font-name="Times New Roman" fo:font-size="11pt" officeooo:paragraph-rsid="0023d51c" fo:background-color="transparent" style:font-size-asian="11pt" style:font-size-complex="11pt"/>
    </style:style>
    <style:style style:name="P112" style:family="paragraph" style:parent-style-name="Standard">
      <style:paragraph-properties fo:text-align="justify" style:justify-single-word="false"/>
      <style:text-properties style:text-line-through-style="solid" style:text-line-through-type="single" style:font-name="Times New Roman" fo:font-size="11pt" officeooo:rsid="0023d51c" officeooo:paragraph-rsid="0023d51c" fo:background-color="transparent" style:font-size-asian="11pt" style:font-size-complex="11pt"/>
    </style:style>
    <style:style style:name="P113" style:family="paragraph" style:parent-style-name="Standard">
      <style:text-properties style:text-line-through-style="solid" style:text-line-through-type="single" fo:background-color="transparent"/>
    </style:style>
    <style:style style:name="P114" style:family="paragraph" style:parent-style-name="Table_20_Contents">
      <style:text-properties fo:font-size="10pt" fo:background-color="#ffff00" style:font-size-asian="10pt" style:font-size-complex="10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fo:font-size="11pt" fo:background-color="transparent" style:font-size-asian="11pt" style:font-size-complex="11pt"/>
    </style:style>
    <style:style style:name="P117" style:family="paragraph" style:parent-style-name="Table_20_Contents">
      <style:text-properties fo:font-size="11pt" officeooo:rsid="00347643" fo:background-color="transparent" style:font-size-asian="11pt" style:font-size-complex="11pt"/>
    </style:style>
    <style:style style:name="P118" style:family="paragraph" style:parent-style-name="Table_20_Contents">
      <style:text-properties fo:font-size="11pt" officeooo:rsid="00308350" officeooo:paragraph-rsid="00347643" fo:background-color="transparent" style:font-size-asian="11pt" style:font-size-complex="11pt"/>
    </style:style>
    <style:style style:name="P119" style:family="paragraph" style:parent-style-name="Table_20_Contents">
      <style:text-properties fo:font-size="11pt" fo:background-color="#ffff00" style:font-size-asian="11pt" style:font-size-complex="11pt"/>
    </style:style>
    <style:style style:name="P120" style:family="paragraph" style:parent-style-name="Table_20_Contents">
      <style:text-properties fo:font-size="11pt" officeooo:rsid="0032a2d3" style:font-size-asian="11pt" style:font-size-complex="11pt"/>
    </style:style>
    <style:style style:name="P121" style:family="paragraph" style:parent-style-name="Table_20_Contents">
      <style:text-properties fo:font-size="11pt" officeooo:rsid="00308350" officeooo:paragraph-rsid="00347643" style:font-size-asian="11pt" style:font-size-complex="11pt"/>
    </style:style>
    <style:style style:name="P122" style:family="paragraph" style:parent-style-name="Table_20_Contents">
      <style:paragraph-properties fo:text-align="end"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23" style:family="paragraph" style:parent-style-name="Liste_20_Niveau1_20_MRS" style:list-style-name="List_20_1">
      <style:text-properties fo:background-color="transparent"/>
    </style:style>
    <style:style style:name="P124" style:family="paragraph" style:parent-style-name="Liste_20_Niveau1_20_MRS" style:list-style-name="List_20_1">
      <style:text-properties officeooo:rsid="002c5f96" officeooo:paragraph-rsid="00301984" fo:background-color="transparent"/>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T1" style:family="text">
      <style:text-properties officeooo:rsid="001a345d"/>
    </style:style>
    <style:style style:name="T2" style:family="text">
      <style:text-properties fo:background-color="transparent" loext:char-shading-value="0"/>
    </style:style>
    <style:style style:name="T3" style:family="text">
      <style:text-properties officeooo:rsid="002293e2" fo:background-color="transparent" loext:char-shading-value="0"/>
    </style:style>
    <style:style style:name="T4" style:family="text">
      <style:text-properties style:text-line-through-style="solid" style:text-line-through-type="single"/>
    </style:style>
    <style:style style:name="T5" style:family="text">
      <style:text-properties officeooo:rsid="003369b4"/>
    </style:style>
    <style:style style:name="T6" style:family="text">
      <style:text-properties officeooo:rsid="002bd766" fo:background-color="transparent" loext:char-shading-value="0"/>
    </style:style>
    <style:style style:name="T7" style:family="text">
      <style:text-properties officeooo:rsid="002fdca2"/>
    </style:style>
    <style:style style:name="T8" style:family="text">
      <style:text-properties officeooo:rsid="00301984"/>
    </style:style>
    <style:style style:name="T9" style:family="text">
      <style:text-properties officeooo:rsid="001973fa"/>
    </style:style>
    <style:style style:name="T10" style:family="text">
      <style:text-properties officeooo:rsid="00347643"/>
    </style:style>
    <style:style style:name="T11" style:family="text">
      <style:text-properties fo:background-color="transparent" loext:char-shading-value="0"/>
    </style:style>
    <style:style style:name="T12" style:family="text">
      <style:text-properties officeooo:rsid="002bd766" fo:background-color="transparent" loext:char-shading-value="0"/>
    </style:style>
    <style:style style:name="T13" style:family="text">
      <style:text-properties officeooo:rsid="002bd766" fo:background-color="transparent" loext:char-shading-value="0"/>
    </style:style>
    <style:style style:name="T14" style:family="text">
      <style:text-properties officeooo:rsid="001973fa" fo:background-color="transparent" loext:char-shading-value="0"/>
    </style:style>
    <style:style style:name="T15" style:family="text">
      <style:text-properties officeooo:rsid="0023d51c" fo:background-color="transparent" loext:char-shading-value="0"/>
    </style:style>
    <style:style style:name="T16" style:family="text">
      <style:text-properties officeooo:rsid="003369b4" fo:background-color="transparent" loext:char-shading-value="0"/>
    </style:style>
    <style:style style:name="T17" style:family="text">
      <style:text-properties fo:background-color="transparent" loext:char-shading-value="0"/>
    </style:style>
    <style:style style:name="T18" style:family="text">
      <style:text-properties officeooo:rsid="002c5f96" fo:background-color="transparent" loext:char-shading-value="0"/>
    </style:style>
    <style:style style:name="T19" style:family="text">
      <style:text-properties officeooo:rsid="002c5f96" fo:background-color="transparent" loext:char-shading-value="0"/>
    </style:style>
    <style:style style:name="T20" style:family="text">
      <style:text-properties officeooo:rsid="0021f259" fo:background-color="transparent" loext:char-shading-value="0"/>
    </style:style>
    <style:style style:name="T21" style:family="text">
      <style:text-properties officeooo:rsid="0021f259" fo:background-color="transparent" loext:char-shading-value="0"/>
    </style:style>
    <style:style style:name="T22" style:family="text">
      <style:text-properties officeooo:rsid="002293e2" fo:background-color="transparent" loext:char-shading-value="0"/>
    </style:style>
    <style:style style:name="T23" style:family="text">
      <style:text-properties officeooo:rsid="002293e2" fo:background-color="transparent" loext:char-shading-value="0"/>
    </style:style>
    <style:style style:name="T24" style:family="text">
      <style:text-properties fo:background-color="#ffff00" loext:char-shading-value="0"/>
    </style:style>
    <style:style style:name="T25" style:family="text">
      <style:text-properties officeooo:rsid="0020231b" fo:background-color="#ffff00" loext:char-shading-value="0"/>
    </style:style>
    <style:style style:name="T26" style:family="text">
      <style:text-properties officeooo:rsid="002cd32e" fo:background-color="#ffff00" loext:char-shading-value="0"/>
    </style:style>
    <style:style style:name="T27" style:family="text">
      <style:text-properties officeooo:rsid="002e08ae" fo:background-color="#ffff00" loext:char-shading-value="0"/>
    </style:style>
    <style:style style:name="T28" style:family="text">
      <style:text-properties officeooo:rsid="002293e2" fo:background-color="#ffff00" loext:char-shading-value="0"/>
    </style:style>
    <style:style style:name="T29" style:family="text">
      <style:text-properties officeooo:rsid="002bd766" fo:background-color="#ffff00" loext:char-shading-value="0"/>
    </style:style>
    <style:style style:name="T30" style:family="text">
      <style:text-properties officeooo:rsid="0021f259" fo:background-color="#ffff00" loext:char-shading-value="0"/>
    </style:style>
    <style:style style:name="T31" style:family="text">
      <style:text-properties officeooo:rsid="002c5f96" fo:background-color="#ffff00" loext:char-shading-value="0"/>
    </style:style>
    <style:style style:name="T32" style:family="text">
      <style:text-properties officeooo:rsid="001973fa"/>
    </style:style>
    <style:style style:name="T33" style:family="text">
      <style:text-properties officeooo:rsid="001a345d"/>
    </style:style>
    <style:style style:name="T34" style:family="text">
      <style:text-properties style:text-line-through-style="solid" style:text-line-through-type="single"/>
    </style:style>
    <style:style style:name="T35" style:family="text">
      <style:text-properties officeooo:rsid="003369b4"/>
    </style:style>
    <style:style style:name="T36" style:family="text">
      <style:text-properties officeooo:rsid="002fdca2"/>
    </style:style>
    <style:style style:name="T37" style:family="text">
      <style:text-properties officeooo:rsid="00301984"/>
    </style:style>
    <style:style style:name="T38" style:family="text">
      <style:text-properties officeooo:rsid="00347643"/>
    </style:style>
    <style:style style:name="T39" style:family="text">
      <style:text-properties style:font-name="Times New Roman"/>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weight="normal" style:font-weight-asian="normal" style:font-weight-complex="normal"/>
    </style:style>
    <style:style style:name="T42" style:family="text">
      <style:text-properties fo:font-weight="bold" style:font-weight-asian="bold"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style:text-position="sub 58%" fo:font-style="italic" fo:font-weight="bold" style:font-style-asian="italic" style:font-weight-asian="bold" style:font-style-complex="italic" style:font-weight-complex="bold"/>
    </style:style>
    <style:style style:name="T46" style:family="text">
      <style:text-properties style:text-position="0% 100%" fo:font-style="italic" fo:font-weight="bold" style:font-style-asian="italic" style:font-weight-asian="bold" style:font-style-complex="italic" style:font-weight-complex="bold"/>
    </style:style>
    <style:style style:name="T47" style:family="text">
      <style:text-properties style:text-position="0% 100%" fo:font-style="normal" fo:font-weight="normal" style:font-style-asian="normal" style:font-weight-asian="normal" style:font-style-complex="normal" style:font-weight-complex="normal"/>
    </style:style>
    <style:style style:name="T48" style:family="text">
      <style:text-properties officeooo:rsid="001bd618"/>
    </style:style>
    <style:style style:name="T49" style:family="text">
      <style:text-properties officeooo:rsid="0020231b"/>
    </style:style>
    <style:style style:name="T50" style:family="text">
      <style:text-properties officeooo:rsid="0021f259"/>
    </style:style>
    <style:style style:name="T51" style:family="text">
      <style:text-properties officeooo:rsid="002293e2"/>
    </style:style>
    <style:style style:name="T52" style:family="text">
      <style:text-properties officeooo:rsid="00250fac"/>
    </style:style>
    <style:style style:name="T53" style:family="text">
      <style:text-properties officeooo:rsid="0028b89f"/>
    </style:style>
    <style:style style:name="T54" style:family="text">
      <style:text-properties officeooo:rsid="002e08ae"/>
    </style:style>
    <style:style style:name="T55" style:family="text">
      <style:text-properties officeooo:rsid="002bd766"/>
    </style:style>
    <style:style style:name="T56" style:family="text">
      <style:text-properties style:text-outline="false" style:text-line-through-style="none" style:text-line-through-type="none" fo:text-shadow="none" fo:font-weight="normal" style:font-weight-asian="normal" style:text-emphasize="none"/>
    </style:style>
    <style:style style:name="T57" style:family="text">
      <style:text-properties style:text-outline="false" style:text-line-through-style="none" style:text-line-through-type="none" fo:text-shadow="none" fo:font-weight="normal" officeooo:rsid="002bd766" style:font-weight-asian="normal" style:text-emphasize="none"/>
    </style:style>
    <style:style style:name="T58" style:family="text">
      <style:text-properties officeooo:rsid="00308350"/>
    </style:style>
    <style:style style:name="T5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144489087104" text:id="ct3144489087104">
          <text:insertion>
            <office:change-info>
              <dc:creator>Jérôme Albaret</dc:creator>
              <dc:date>2020-04-10T11:53:00</dc:date>
            </office:change-info>
          </text:insertion>
        </text:changed-region>
        <text:changed-region xml:id="ct3144489084416" text:id="ct3144489084416">
          <text:insertion>
            <office:change-info>
              <dc:creator>Jérôme Albaret</dc:creator>
              <dc:date>2020-04-10T11:53:00</dc:date>
            </office:change-info>
          </text:insertion>
        </text:changed-region>
        <text:changed-region xml:id="ct3144489086880" text:id="ct3144489086880">
          <text:deletion>
            <office:change-info>
              <dc:creator>Jérôme Albaret</dc:creator>
              <dc:date>2020-04-10T11:53:00</dc:date>
            </office:change-info>
            <text:p text:style-name="P1"><text:span text:style-name="T1">Sébastien LIANDRAT</text:span></text:p>
          </text:deletion>
        </text:changed-region>
        <text:changed-region xml:id="ct3144489084192" text:id="ct3144489084192">
          <text:deletion>
            <office:change-info>
              <dc:creator>Jérôme Albaret</dc:creator>
              <dc:date>2020-04-10T11:53:00</dc:date>
            </office:change-info>
            <text:p text:style-name="P2">Sébastien LIANDRAT</text:p>
          </text:deletion>
        </text:changed-region>
        <text:changed-region xml:id="ct3144489078368" text:id="ct3144489078368">
          <text:insertion>
            <office:change-info>
              <dc:creator>Jérôme Albaret</dc:creator>
              <dc:date>2020-04-10T11:53:00</dc:date>
            </office:change-info>
          </text:insertion>
        </text:changed-region>
        <text:changed-region xml:id="ct3144618400240" text:id="ct3144618400240">
          <text:format-change>
            <office:change-info>
              <dc:creator>Jérôme Albaret</dc:creator>
              <dc:date>2020-04-11T08:10:00</dc:date>
            </office:change-info>
          </text:format-change>
        </text:changed-region>
        <text:changed-region xml:id="ct3144489075904" text:id="ct3144489075904">
          <text:deletion>
            <office:change-info>
              <dc:creator>Jérôme Albaret</dc:creator>
              <dc:date>2020-04-10T11:53:00</dc:date>
            </office:change-info>
            <text:p text:style-name="P3">de Sébastien Liandrat</text:p>
          </text:deletion>
        </text:changed-region>
        <text:changed-region xml:id="ct3144618401360" text:id="ct3144618401360">
          <text:format-change>
            <office:change-info>
              <dc:creator>Jérôme Albaret</dc:creator>
              <dc:date>2020-04-11T08:10:00</dc:date>
            </office:change-info>
          </text:format-change>
        </text:changed-region>
        <text:changed-region xml:id="ct3144619342704" text:id="ct3144619342704">
          <text:deletion>
            <office:change-info>
              <dc:creator>Jérôme Albaret</dc:creator>
              <dc:date>2020-04-11T08:10:00</dc:date>
            </office:change-info>
            <text:p text:style-name="P4">En cas d'absence prolongée du Responsable d'Essai <text:span text:style-name="T1">impliquant l’impossibilité de répondre dans les délais à une demande d’essai</text:span>, <text:span text:style-name="T1">Jacques BLACHE</text:span> <text:span text:style-name="T1">du DLL de la </text:span>DTerCE <text:span text:style-name="T1">du Cerema</text:span> <text:span text:style-name="T1">est</text:span> habilité à signer les procès verbaux d'essais du DLCF. Pour ce faire, une copie de la feuille d'accompagnement et de la feuille d'essais, liées au procès-verbal lui sont transmises par courriel <text:span text:style-name="T1">par le chargé d’essai </text:span>pour effectuer un contrôle avant signature.</text:p>
          </text:deletion>
        </text:changed-region>
        <text:changed-region xml:id="ct3144489089792" text:id="ct3144489089792">
          <text:format-change>
            <office:change-info>
              <dc:creator>Jérôme Albaret</dc:creator>
              <dc:date>2020-04-11T08:11:00</dc:date>
            </office:change-info>
          </text:format-change>
        </text:changed-region>
        <text:changed-region xml:id="ct3144619345616" text:id="ct3144619345616">
          <text:format-change>
            <office:change-info>
              <dc:creator>Jérôme Albaret</dc:creator>
              <dc:date>2020-04-11T08:11:00</dc:date>
            </office:change-info>
          </text:format-change>
        </text:changed-region>
        <text:changed-region xml:id="ct3144489080160" text:id="ct3144489080160">
          <text:deletion>
            <office:change-info>
              <dc:creator>Jérôme Albaret</dc:creator>
              <dc:date>2020-04-10T14:13:00</dc:date>
            </office:change-info>
            <text:p text:style-name="P5">dans la<text:span text:style-name="T2"> pièce E14 </text:span><text:span text:style-name="T3">ou</text:span></text:p>
          </text:deletion>
        </text:changed-region>
        <text:changed-region xml:id="ct3144619344272" text:id="ct3144619344272">
          <text:format-change>
            <office:change-info>
              <dc:creator>Jérôme Albaret</dc:creator>
              <dc:date>2020-04-11T08:11:00</dc:date>
            </office:change-info>
          </text:format-change>
        </text:changed-region>
        <text:changed-region xml:id="ct3144489087328" text:id="ct3144489087328">
          <text:deletion>
            <office:change-info>
              <dc:creator>Jérôme Albaret</dc:creator>
              <dc:date>2020-04-10T15:26:00</dc:date>
            </office:change-info>
            <text:p text:style-name="P6"><text:span text:style-name="T4">Compagnonnage</text:span></text:p>
          </text:deletion>
        </text:changed-region>
        <text:changed-region xml:id="ct3144489087552" text:id="ct3144489087552">
          <text:format-change>
            <office:change-info>
              <dc:creator>Jérôme Albaret</dc:creator>
              <dc:date>2020-04-10T15:26:00</dc:date>
            </office:change-info>
          </text:format-change>
        </text:changed-region>
        <text:changed-region xml:id="ct3144489077024" text:id="ct3144489077024">
          <text:insertion>
            <office:change-info>
              <dc:creator>Jérôme Albaret</dc:creator>
              <dc:date>2020-04-10T15:28:00</dc:date>
            </office:change-info>
          </text:insertion>
        </text:changed-region>
        <text:changed-region xml:id="ct3144489088224" text:id="ct3144489088224">
          <text:deletion>
            <office:change-info>
              <dc:creator>Jérôme Albaret</dc:creator>
              <dc:date>2020-04-10T15:30:00</dc:date>
            </office:change-info>
            <text:p text:style-name="P6"><text:span text:style-name="T4">Compagnonnage</text:span></text:p>
          </text:deletion>
        </text:changed-region>
        <text:changed-region xml:id="ct3144489087776" text:id="ct3144489087776">
          <text:format-change>
            <office:change-info>
              <dc:creator>Jérôme Albaret</dc:creator>
              <dc:date>2020-04-10T15:30:00</dc:date>
            </office:change-info>
          </text:format-change>
        </text:changed-region>
        <text:changed-region xml:id="ct3144489088448" text:id="ct3144489088448">
          <text:format-change>
            <office:change-info>
              <dc:creator>Jérôme Albaret</dc:creator>
              <dc:date>2020-04-10T15:31:00</dc:date>
            </office:change-info>
          </text:format-change>
        </text:changed-region>
        <text:changed-region xml:id="ct3144489085088" text:id="ct3144489085088">
          <text:deletion>
            <office:change-info>
              <dc:creator>Jérôme Albaret</dc:creator>
              <dc:date>2020-04-10T15:31:00</dc:date>
            </office:change-info>
            <text:p text:style-name="P7"/>
            <text:p text:style-name="P8">Chaque nouvel agent destiné à être RE fait à minima les essais en compagnonnage avec les chargés d’essais. Le RE en formation vérifie et contrôle les minutes d’essai en parallèle avec un RE qualifié. Les deux signatures (celle du RE en formation et du RE qualifié) sont apposées sur la minute comme preuve de ce double contrôle.</text:p>
            <text:p text:style-name="P9">Le RE en formation peut être qualifié lorsqu’il est jugé autonome par le RE qualifié. C’est alors que le CU propose la qualification définitive du nouvel agent au Directeur du DLCF.</text:p>
          </text:deletion>
        </text:changed-region>
        <text:changed-region xml:id="ct3144489080832" text:id="ct3144489080832">
          <text:format-change>
            <office:change-info>
              <dc:creator>Jérôme Albaret</dc:creator>
              <dc:date>2020-04-10T15:31:00</dc:date>
            </office:change-info>
          </text:format-change>
        </text:changed-region>
        <text:changed-region xml:id="ct3144489078144" text:id="ct3144489078144">
          <text:insertion>
            <office:change-info>
              <dc:creator>Jérôme Albaret</dc:creator>
              <dc:date>2020-04-10T15:32:00</dc:date>
            </office:change-info>
          </text:insertion>
        </text:changed-region>
        <text:changed-region xml:id="ct3144489083520" text:id="ct3144489083520">
          <text:deletion>
            <office:change-info>
              <dc:creator>Jérôme Albaret</dc:creator>
              <dc:date>2020-04-10T15:32:00</dc:date>
            </office:change-info>
            <text:p text:style-name="P10"><text:span text:style-name="T5">technicien chargé de réaliser les essais</text:span></text:p>
          </text:deletion>
        </text:changed-region>
        <text:changed-region xml:id="ct3144489085312" text:id="ct3144489085312">
          <text:deletion>
            <office:change-info>
              <dc:creator>Jérôme Albaret</dc:creator>
              <dc:date>2020-04-10T14:16:00</dc:date>
            </office:change-info>
            <text:p text:style-name="P11">La mention du texte utilisé n'est faite que si le client l'exige.</text:p>
          </text:deletion>
        </text:changed-region>
        <text:changed-region xml:id="ct3144489088000" text:id="ct3144489088000">
          <text:insertion>
            <office:change-info>
              <dc:creator>Jérôme Albaret</dc:creator>
              <dc:date>2020-04-10T14:16:00</dc:date>
            </office:change-info>
          </text:insertion>
        </text:changed-region>
        <text:changed-region xml:id="ct3144489085536" text:id="ct3144489085536">
          <text:insertion>
            <office:change-info>
              <dc:creator>Jérôme Albaret</dc:creator>
              <dc:date>2020-04-10T14:16:00</dc:date>
            </office:change-info>
          </text:insertion>
        </text:changed-region>
        <text:changed-region xml:id="ct3144489085760" text:id="ct3144489085760">
          <text:deletion>
            <office:change-info>
              <dc:creator>Jérôme Albaret</dc:creator>
              <dc:date>2020-04-10T14:16:00</dc:date>
            </office:change-info>
            <text:p text:style-name="P11"><text:span text:style-name="T6">Les matériaux après essais</text:span></text:p>
          </text:deletion>
        </text:changed-region>
        <text:changed-region xml:id="ct3144618400464" text:id="ct3144618400464">
          <text:format-change>
            <office:change-info>
              <dc:creator>Jérôme Albaret</dc:creator>
              <dc:date>2020-04-11T08:09:00</dc:date>
            </office:change-info>
          </text:format-change>
        </text:changed-region>
        <text:changed-region xml:id="ct3144489081280" text:id="ct3144489081280">
          <text:deletion>
            <office:change-info>
              <dc:creator>Jérôme Albaret</dc:creator>
              <dc:date>2020-04-10T14:17:00</dc:date>
            </office:change-info>
            <text:p text:style-name="P11">,</text:p>
          </text:deletion>
        </text:changed-region>
        <text:changed-region xml:id="ct3144489089120" text:id="ct3144489089120">
          <text:deletion>
            <office:change-info>
              <dc:creator>Jérôme Albaret</dc:creator>
              <dc:date>2020-04-10T14:17:00</dc:date>
            </office:change-info>
            <text:p text:style-name="P11">puis ils sont évacués suivant la procédure de la filière adaptée</text:p>
          </text:deletion>
        </text:changed-region>
        <text:changed-region xml:id="ct3144489075008" text:id="ct3144489075008">
          <text:insertion>
            <office:change-info>
              <dc:creator>Jérôme Albaret</dc:creator>
              <dc:date>2020-04-10T14:17:00</dc:date>
            </office:change-info>
          </text:insertion>
        </text:changed-region>
        <text:changed-region xml:id="ct3144489075232" text:id="ct3144489075232">
          <text:deletion>
            <office:change-info>
              <dc:creator>Jérôme Albaret</dc:creator>
              <dc:date>2020-04-10T14:18:00</dc:date>
            </office:change-info>
            <text:p text:style-name="P5">Les prélèvements de matériaux à partir desquels la prise d'essais a été constituée, sont conservés au moins jusqu'à la signature du procès-verbal d'essai, pour que le CU puisse examiner le matériau.</text:p>
          </text:deletion>
        </text:changed-region>
        <text:changed-region xml:id="ct3144489076128" text:id="ct3144489076128">
          <text:insertion>
            <office:change-info>
              <dc:creator>Jérôme Albaret</dc:creator>
              <dc:date>2020-04-10T14:06:00</dc:date>
            </office:change-info>
          </text:insertion>
        </text:changed-region>
        <text:changed-region xml:id="ct3144489076352" text:id="ct3144489076352">
          <text:insertion>
            <office:change-info>
              <dc:creator>Jérôme Albaret</dc:creator>
              <dc:date>2020-04-10T14:07:00</dc:date>
            </office:change-info>
          </text:insertion>
        </text:changed-region>
        <text:changed-region xml:id="ct3144489077248" text:id="ct3144489077248">
          <text:deletion>
            <office:change-info>
              <dc:creator>Jérôme Albaret</dc:creator>
              <dc:date>2020-04-10T14:09:00</dc:date>
            </office:change-info>
            <text:p text:style-name="P12"><text:span text:style-name="T6">tous les documents précités (demande d'essais, étiquettes, feuilles d'essais avec les résultats) sont remis au CU ou au RE, qui établit la minute du procès-verbal selon les modèles disponibles</text:span></text:p>
          </text:deletion>
        </text:changed-region>
        <text:changed-region xml:id="ct3144489085984" text:id="ct3144489085984">
          <text:deletion>
            <office:change-info>
              <dc:creator>Jérôme Albaret</dc:creator>
              <dc:date>2020-04-10T14:09:00</dc:date>
            </office:change-info>
            <text:p text:style-name="P13">Un procès-verbal est établi en deux exemplaires pour chaque demande d'essais</text:p>
          </text:deletion>
        </text:changed-region>
        <text:changed-region xml:id="ct3144489086208" text:id="ct3144489086208">
          <text:insertion>
            <office:change-info>
              <dc:creator>Jérôme Albaret</dc:creator>
              <dc:date>2020-04-10T14:09:00</dc:date>
            </office:change-info>
          </text:insertion>
        </text:changed-region>
        <text:changed-region xml:id="ct3144489077472" text:id="ct3144489077472">
          <text:insertion>
            <office:change-info>
              <dc:creator>Jérôme Albaret</dc:creator>
              <dc:date>2020-04-10T14:11:00</dc:date>
            </office:change-info>
          </text:insertion>
        </text:changed-region>
        <text:changed-region xml:id="ct3144489077696" text:id="ct3144489077696">
          <text:deletion>
            <office:change-info>
              <dc:creator>Jérôme Albaret</dc:creator>
              <dc:date>2020-04-10T14:11:00</dc:date>
            </office:change-info>
            <text:p text:style-name="P13"><text:span text:style-name="T7">C</text:span></text:p>
          </text:deletion>
        </text:changed-region>
        <text:changed-region xml:id="ct3144489078592" text:id="ct3144489078592">
          <text:deletion>
            <office:change-info>
              <dc:creator>Jérôme Albaret</dc:creator>
              <dc:date>2020-04-10T14:11:00</dc:date>
            </office:change-info>
            <text:p text:style-name="P13">RE</text:p>
          </text:deletion>
        </text:changed-region>
        <text:changed-region xml:id="ct3144489081728" text:id="ct3144489081728">
          <text:insertion>
            <office:change-info>
              <dc:creator>Jérôme Albaret</dc:creator>
              <dc:date>2020-04-10T14:11:00</dc:date>
            </office:change-info>
          </text:insertion>
        </text:changed-region>
        <text:changed-region xml:id="ct3144489079936" text:id="ct3144489079936">
          <text:deletion>
            <office:change-info>
              <dc:creator>Jérôme Albaret</dc:creator>
              <dc:date>2020-04-10T14:11:00</dc:date>
            </office:change-info>
            <text:p text:style-name="P13">CU</text:p>
          </text:deletion>
        </text:changed-region>
        <text:changed-region xml:id="ct3144489078816" text:id="ct3144489078816">
          <text:insertion>
            <office:change-info>
              <dc:creator>Jérôme Albaret</dc:creator>
              <dc:date>2020-04-10T14:11:00</dc:date>
            </office:change-info>
          </text:insertion>
        </text:changed-region>
        <text:changed-region xml:id="ct3144489081504" text:id="ct3144489081504">
          <text:insertion>
            <office:change-info>
              <dc:creator>Jérôme Albaret</dc:creator>
              <dc:date>2020-04-10T14:12:00</dc:date>
            </office:change-info>
          </text:insertion>
        </text:changed-region>
        <text:changed-region xml:id="ct3144489082176" text:id="ct3144489082176">
          <text:deletion>
            <office:change-info>
              <dc:creator>Jérôme Albaret</dc:creator>
              <dc:date>2020-04-10T14:12:00</dc:date>
            </office:change-info>
            <text:p text:style-name="P14"><text:span text:style-name="T7">la pièce E14</text:span></text:p>
          </text:deletion>
        </text:changed-region>
        <text:changed-region xml:id="ct3144489079264" text:id="ct3144489079264">
          <text:insertion>
            <office:change-info>
              <dc:creator>Jérôme Albaret</dc:creator>
              <dc:date>2020-04-10T14:12:00</dc:date>
            </office:change-info>
          </text:insertion>
        </text:changed-region>
        <text:changed-region xml:id="ct3144489079488" text:id="ct3144489079488">
          <text:deletion>
            <office:change-info>
              <dc:creator>Jérôme Albaret</dc:creator>
              <dc:date>2020-04-10T14:12:00</dc:date>
            </office:change-info>
            <text:p text:style-name="P15"><text:span text:style-name="T7">RE</text:span></text:p>
          </text:deletion>
        </text:changed-region>
        <text:changed-region xml:id="ct3144489081952" text:id="ct3144489081952">
          <text:deletion>
            <office:change-info>
              <dc:creator>Jérôme Albaret</dc:creator>
              <dc:date>2020-04-10T14:18:00</dc:date>
            </office:change-info>
            <text:list xml:id="list2538826560766939043" text:style-name="List_20_1">
              <text:list-item>
                <text:p text:style-name="P16">Une prévision semestrielle de l’évolution normative est fournie par l’auditrice marquage CE2+ qu’elle obtient du responsable sectoriel participant à la commission normative granulats. Le mois de chaque probable évolution est précisé pour chaque norme.</text:p>
              </text:list-item>
            </text:list>
          </text:deletion>
        </text:changed-region>
        <text:changed-region xml:id="ct3144489079712" text:id="ct3144489079712">
          <text:insertion>
            <office:change-info>
              <dc:creator>Jérôme Albaret</dc:creator>
              <dc:date>2020-04-10T14:18:00</dc:date>
            </office:change-info>
          </text:insertion>
        </text:changed-region>
        <text:changed-region xml:id="ct3144489080384" text:id="ct3144489080384">
          <text:deletion>
            <office:change-info>
              <dc:creator>Jérôme Albaret</dc:creator>
              <dc:date>2020-04-10T14:18:00</dc:date>
            </office:change-info>
            <text:list xml:id="list81146232757803" text:continue-numbering="true" text:style-name="List_20_1">
              <text:list-item>
                <text:p text:style-name="P16">Pour la réalisation d’un essai peu pratiqué (moins d’un essai par an en moyenne), le CE vérifie la dernière version de la norme correspondante.</text:p>
              </text:list-item>
            </text:list>
          </text:deletion>
        </text:changed-region>
        <text:changed-region xml:id="ct3144489082400" text:id="ct3144489082400">
          <text:deletion>
            <office:change-info>
              <dc:creator>Jérôme Albaret</dc:creator>
              <dc:date>2020-04-10T14:19:00</dc:date>
            </office:change-info>
            <text:p text:style-name="P17">la salle E14</text:p>
          </text:deletion>
        </text:changed-region>
        <text:changed-region xml:id="ct3144489082624" text:id="ct3144489082624">
          <text:insertion>
            <office:change-info>
              <dc:creator>Jérôme Albaret</dc:creator>
              <dc:date>2020-04-10T14:19:00</dc:date>
            </office:change-info>
          </text:insertion>
        </text:changed-region>
        <text:changed-region xml:id="ct3144489090912" text:id="ct3144489090912">
          <text:format-change>
            <office:change-info>
              <dc:creator>Jérôme Albaret</dc:creator>
              <dc:date>2020-04-11T08:09:00</dc:date>
            </office:change-info>
          </text:format-change>
        </text:changed-region>
        <text:changed-region xml:id="ct3144489100768" text:id="ct3144489100768">
          <text:insertion>
            <office:change-info>
              <dc:creator>Jérôme Albaret</dc:creator>
              <dc:date>2020-04-10T15:38:00</dc:date>
            </office:change-info>
          </text:insertion>
        </text:changed-region>
        <text:changed-region xml:id="ct3144489094944" text:id="ct3144489094944">
          <text:insertion>
            <office:change-info>
              <dc:creator>Jérôme Albaret</dc:creator>
              <dc:date>2020-04-10T14:20:00</dc:date>
            </office:change-info>
          </text:insertion>
        </text:changed-region>
        <text:changed-region xml:id="ct3144489101888" text:id="ct3144489101888">
          <text:insertion>
            <office:change-info>
              <dc:creator>Jérôme Albaret</dc:creator>
              <dc:date>2020-04-10T14:21:00</dc:date>
            </office:change-info>
          </text:insertion>
        </text:changed-region>
        <text:changed-region xml:id="ct3144489100544" text:id="ct3144489100544">
          <text:deletion>
            <office:change-info>
              <dc:creator>Jérôme Albaret</dc:creator>
              <dc:date>2020-04-10T14:20:00</dc:date>
            </office:change-info>
            <text:p text:style-name="P18"><text:span text:style-name="T8">7</text:span></text:p>
          </text:deletion>
        </text:changed-region>
        <text:changed-region xml:id="ct3144489100992" text:id="ct3144489100992">
          <text:deletion>
            <office:change-info>
              <dc:creator>Jérôme Albaret</dc:creator>
              <dc:date>2020-04-10T14:21:00</dc:date>
            </office:change-info>
            <text:p text:style-name="P18"><text:span text:style-name="T8"><text:s/>du 10/05/2017</text:span></text:p>
          </text:deletion>
        </text:changed-region>
        <text:changed-region xml:id="ct3144489102112" text:id="ct3144489102112">
          <text:insertion>
            <office:change-info>
              <dc:creator>Jérôme Albaret</dc:creator>
              <dc:date>2020-04-10T14:24:00</dc:date>
            </office:change-info>
          </text:insertion>
        </text:changed-region>
        <text:changed-region xml:id="ct3144489099424" text:id="ct3144489099424">
          <text:insertion>
            <office:change-info>
              <dc:creator>Jérôme Albaret</dc:creator>
              <dc:date>2020-04-10T15:38:00</dc:date>
            </office:change-info>
          </text:insertion>
        </text:changed-region>
        <text:changed-region xml:id="ct3144489090016" text:id="ct3144489090016">
          <text:insertion>
            <office:change-info>
              <dc:creator>Jérôme Albaret</dc:creator>
              <dc:date>2020-04-10T14:23:00</dc:date>
            </office:change-info>
          </text:insertion>
        </text:changed-region>
        <text:changed-region xml:id="ct3144489101440" text:id="ct3144489101440">
          <text:deletion>
            <office:change-info>
              <dc:creator>Jérôme Albaret</dc:creator>
              <dc:date>2020-04-10T15:39:00</dc:date>
            </office:change-info>
            <text:p text:style-name="P19"><text:span text:style-name="T9">2</text:span></text:p>
          </text:deletion>
        </text:changed-region>
        <text:changed-region xml:id="ct3144489091136" text:id="ct3144489091136">
          <text:insertion>
            <office:change-info>
              <dc:creator>Jérôme Albaret</dc:creator>
              <dc:date>2020-04-10T15:39:00</dc:date>
            </office:change-info>
          </text:insertion>
        </text:changed-region>
        <text:changed-region xml:id="ct3144489095392" text:id="ct3144489095392">
          <text:insertion>
            <office:change-info>
              <dc:creator>Jérôme Albaret</dc:creator>
              <dc:date>2020-04-10T15:39:00</dc:date>
            </office:change-info>
          </text:insertion>
        </text:changed-region>
        <text:changed-region xml:id="ct3144489095840" text:id="ct3144489095840">
          <text:deletion>
            <office:change-info>
              <dc:creator>Jérôme Albaret</dc:creator>
              <dc:date>2020-04-10T15:39:00</dc:date>
            </office:change-info>
            <text:p text:style-name="P19"><text:span text:style-name="T5">30/03/2018</text:span></text:p>
          </text:deletion>
        </text:changed-region>
        <text:changed-region xml:id="ct3144489096512" text:id="ct3144489096512">
          <text:insertion>
            <office:change-info>
              <dc:creator>Jérôme Albaret</dc:creator>
              <dc:date>2020-04-10T14:26:00</dc:date>
            </office:change-info>
          </text:insertion>
        </text:changed-region>
        <text:changed-region xml:id="ct3144489102336" text:id="ct3144489102336">
          <text:insertion>
            <office:change-info>
              <dc:creator>Jérôme Albaret</dc:creator>
              <dc:date>2020-04-10T15:40:00</dc:date>
            </office:change-info>
          </text:insertion>
        </text:changed-region>
        <text:changed-region xml:id="ct3144489092032" text:id="ct3144489092032">
          <text:insertion>
            <office:change-info>
              <dc:creator>Jérôme Albaret</dc:creator>
              <dc:date>2020-04-10T15:41:00</dc:date>
            </office:change-info>
          </text:insertion>
        </text:changed-region>
        <text:changed-region xml:id="ct3144489089344" text:id="ct3144489089344">
          <text:deletion>
            <office:change-info>
              <dc:creator>Jérôme Albaret</dc:creator>
              <dc:date>2020-04-10T15:41:00</dc:date>
            </office:change-info>
            <text:p text:style-name="P18"><text:s/>du 01/06/2012</text:p>
          </text:deletion>
        </text:changed-region>
        <text:changed-region xml:id="ct3144489090688" text:id="ct3144489090688">
          <text:deletion>
            <office:change-info>
              <dc:creator>Jérôme Albaret</dc:creator>
              <dc:date>2020-04-10T14:26:00</dc:date>
            </office:change-info>
            <text:p text:style-name="P20">papier</text:p>
          </text:deletion>
        </text:changed-region>
        <text:changed-region xml:id="ct3144489098304" text:id="ct3144489098304">
          <text:insertion>
            <office:change-info>
              <dc:creator>Jérôme Albaret</dc:creator>
              <dc:date>2020-04-10T14:26:00</dc:date>
            </office:change-info>
          </text:insertion>
        </text:changed-region>
        <text:changed-region xml:id="ct3144489101216" text:id="ct3144489101216">
          <text:insertion>
            <office:change-info>
              <dc:creator>Jérôme Albaret</dc:creator>
              <dc:date>2020-04-10T15:47:00</dc:date>
            </office:change-info>
          </text:insertion>
        </text:changed-region>
        <text:changed-region xml:id="ct3144489101664" text:id="ct3144489101664">
          <text:deletion>
            <office:change-info>
              <dc:creator>Jérôme Albaret</dc:creator>
              <dc:date>2020-04-10T15:47:00</dc:date>
            </office:change-info>
            <text:p text:style-name="P21">Juin 2012</text:p>
          </text:deletion>
        </text:changed-region>
        <text:changed-region xml:id="ct3144489096736" text:id="ct3144489096736">
          <text:insertion>
            <office:change-info>
              <dc:creator>Jérôme Albaret</dc:creator>
              <dc:date>2020-04-10T15:47:00</dc:date>
            </office:change-info>
          </text:insertion>
        </text:changed-region>
        <text:changed-region xml:id="ct3144489098080" text:id="ct3144489098080">
          <text:deletion>
            <office:change-info>
              <dc:creator>Jérôme Albaret</dc:creator>
              <dc:date>2020-04-10T15:47:00</dc:date>
            </office:change-info>
            <text:p text:style-name="P18">du 13/06/2012</text:p>
          </text:deletion>
        </text:changed-region>
        <text:changed-region xml:id="ct3144489100320" text:id="ct3144489100320">
          <text:insertion>
            <office:change-info>
              <dc:creator>Jérôme Albaret</dc:creator>
              <dc:date>2020-04-10T15:47:00</dc:date>
            </office:change-info>
          </text:insertion>
        </text:changed-region>
        <text:changed-region xml:id="ct3144489097408" text:id="ct3144489097408">
          <text:insertion>
            <office:change-info>
              <dc:creator>Jérôme Albaret</dc:creator>
              <dc:date>2020-04-10T15:48:00</dc:date>
            </office:change-info>
          </text:insertion>
        </text:changed-region>
        <text:changed-region xml:id="ct3144489102560" text:id="ct3144489102560">
          <text:insertion>
            <office:change-info>
              <dc:creator>Jérôme Albaret</dc:creator>
              <dc:date>2020-04-10T15:48:00</dc:date>
            </office:change-info>
          </text:insertion>
        </text:changed-region>
        <text:changed-region xml:id="ct3144489098528" text:id="ct3144489098528">
          <text:deletion>
            <office:change-info>
              <dc:creator>Jérôme Albaret</dc:creator>
              <dc:date>2020-04-10T15:48:00</dc:date>
            </office:change-info>
            <text:p text:style-name="P18"><text:span text:style-name="T10">2</text:span></text:p>
          </text:deletion>
        </text:changed-region>
        <text:changed-region xml:id="ct3144489097856" text:id="ct3144489097856">
          <text:deletion>
            <office:change-info>
              <dc:creator>Jérôme Albaret</dc:creator>
              <dc:date>2020-04-10T15:48:00</dc:date>
            </office:change-info>
            <text:p text:style-name="P18">28/04/2014</text:p>
          </text:deletion>
        </text:changed-region>
        <text:changed-region xml:id="ct3144489102784" text:id="ct3144489102784">
          <text:insertion>
            <office:change-info>
              <dc:creator>Jérôme Albaret</dc:creator>
              <dc:date>2020-04-10T15:48:00</dc:date>
            </office:change-info>
          </text:insertion>
        </text:changed-region>
        <text:changed-region xml:id="ct3144489092256" text:id="ct3144489092256">
          <text:deletion>
            <office:change-info>
              <dc:creator>Jérôme Albaret</dc:creator>
              <dc:date>2020-04-10T15:57:00</dc:date>
            </office:change-info>
            <text:p text:style-name="P22">papier</text:p>
          </text:deletion>
        </text:changed-region>
        <text:changed-region xml:id="ct3144489097632" text:id="ct3144489097632">
          <text:insertion>
            <office:change-info>
              <dc:creator>Jérôme Albaret</dc:creator>
              <dc:date>2020-04-10T15:57:00</dc:date>
            </office:change-info>
          </text:insertion>
        </text:changed-region>
        <text:changed-region xml:id="ct3144489096064" text:id="ct3144489096064">
          <text:deletion>
            <office:change-info>
              <dc:creator>Jérôme Albaret</dc:creator>
              <dc:date>2020-04-10T15:58:00</dc:date>
            </office:change-info>
            <text:p text:style-name="P23">Agents MI</text:p>
          </text:deletion>
        </text:changed-region>
        <text:changed-region xml:id="ct3144489098752" text:id="ct3144489098752">
          <text:insertion>
            <office:change-info>
              <dc:creator>Jérôme Albaret</dc:creator>
              <dc:date>2020-04-10T15:58:00</dc:date>
            </office:change-info>
          </text:insertion>
        </text:changed-region>
        <text:changed-region xml:id="ct3144489095168" text:id="ct3144489095168">
          <text:insertion>
            <office:change-info>
              <dc:creator>Jérôme Albaret</dc:creator>
              <dc:date>2020-04-10T15:57:00</dc:date>
            </office:change-info>
          </text:insertion>
        </text:changed-region>
        <text:changed-region xml:id="ct3144489091584" text:id="ct3144489091584">
          <text:insertion>
            <office:change-info>
              <dc:creator>Jérôme Albaret</dc:creator>
              <dc:date>2020-04-10T15:57:00</dc:date>
            </office:change-info>
          </text:insertion>
        </text:changed-region>
        <text:changed-region xml:id="ct3144489096960" text:id="ct3144489096960">
          <text:deletion>
            <office:change-info>
              <dc:creator>Jérôme Albaret</dc:creator>
              <dc:date>2020-04-10T15:57:00</dc:date>
            </office:change-info>
            <text:p text:style-name="P18"><text:span text:style-name="T10">0</text:span></text:p>
          </text:deletion>
        </text:changed-region>
        <text:changed-region xml:id="ct3144489090464" text:id="ct3144489090464">
          <text:insertion>
            <office:change-info>
              <dc:creator>Jérôme Albaret</dc:creator>
              <dc:date>2020-04-10T15:57:00</dc:date>
            </office:change-info>
          </text:insertion>
        </text:changed-region>
        <text:changed-region xml:id="ct3144489097184" text:id="ct3144489097184">
          <text:deletion>
            <office:change-info>
              <dc:creator>Jérôme Albaret</dc:creator>
              <dc:date>2020-04-10T15:57:00</dc:date>
            </office:change-info>
            <text:p text:style-name="P18"><text:span text:style-name="T10">03/10/201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column table:style-name="Tableau1.B"/>
        <table:table-row>
          <table:table-cell table:style-name="Tableau1.A1" office:value-type="string">
            <text:p text:style-name="P33">Objet</text:p>
          </table:table-cell>
          <table:table-cell table:style-name="Tableau1.A1" office:value-type="string">
            <text:p text:style-name="P63">La présente instruction détaille les dispositions spécifiques à l'unité <text:span text:style-name="T2">MI</text:span> pour la réalisation d'essais de laboratoire suivant le référentiel NF EN ISO/CEI 17025.</text:p>
            <text:p text:style-name="P48"/>
          </table:table-cell>
        </table:table-row>
        <table:table-row>
          <table:table-cell table:style-name="Tableau1.A1" office:value-type="string">
            <text:p text:style-name="P33">Domaine d'application </text:p>
          </table:table-cell>
          <table:table-cell table:style-name="Tableau1.A1" office:value-type="string">
            <text:p text:style-name="P63">La présente instruction s'applique à l'unité <text:span text:style-name="T2">MI</text:span> pour la réalisation d'essais sur granulats sous accréditation COFRAC suivant le référentiel NF EN ISO/CEI 17025.</text:p>
            <text:p text:style-name="P48"/>
          </table:table-cell>
        </table:table-row>
        <table:table-row>
          <table:table-cell table:style-name="Tableau1.A1" office:value-type="string">
            <text:p text:style-name="P33">Références</text:p>
          </table:table-cell>
          <table:table-cell table:style-name="Tableau1.A1" office:value-type="string">
            <text:p text:style-name="P65">- norme NF EN ISO/CEI 17025</text:p>
            <text:p text:style-name="P65">- procédure R2.P.002 « Réalisation de prestations suivant le référentiel NF EN ISO/CEI 17025 »</text:p>
            <text:p text:style-name="P70">- procédure S1.P003 « Qualification et habilitation »</text:p>
            <text:p text:style-name="P70">- instruction S1.I.001 « Compagnonnage »</text:p>
            <text:p text:style-name="P65"/>
          </table:table-cell>
        </table:table-row>
        <table:table-row>
          <table:table-cell table:style-name="Tableau1.A1" office:value-type="string">
            <text:p text:style-name="P33">Vocabulaire <text:span text:style-name="T1">et abréviations</text:span></text:p>
          </table:table-cell>
          <table:table-cell table:style-name="Tableau1.A1" office:value-type="string">
            <text:p text:style-name="P48"/>
          </table:table-cell>
        </table:table-row>
        <table:table-row>
          <table:table-cell table:style-name="Tableau1.A1" office:value-type="string">
            <text:p text:style-name="P30">DLCF</text:p>
            <text:p text:style-name="P31">UT</text:p>
            <text:p text:style-name="P30">UT MI</text:p>
            <text:p text:style-name="P31">RE</text:p>
            <text:p text:style-name="P31">CE</text:p>
            <text:p text:style-name="P31">CU</text:p>
            <text:p text:style-name="P31"/>
          </table:table-cell>
          <table:table-cell table:style-name="Tableau1.A1" office:value-type="string">
            <text:p text:style-name="P76">Département Laboratoire de Clermont-Ferrand</text:p>
            <text:p text:style-name="P74">Unité Technique</text:p>
            <text:p text:style-name="P76">Unité Technique « Matériaux Infrastructures »</text:p>
            <text:p text:style-name="P74">Responsable d'Essai</text:p>
            <text:p text:style-name="P75">Chargé d'Essai</text:p>
            <text:p text:style-name="P75">Responsable d’Unité COFRAC</text:p>
            <text:p text:style-name="P75"/>
          </table:table-cell>
        </table:table-row>
        <table:table-row>
          <table:table-cell table:style-name="Tableau1.A1" office:value-type="string">
            <text:p text:style-name="P32">Fonctions / Responsabilités</text:p>
          </table:table-cell>
          <table:table-cell table:style-name="Tableau1.A1" office:value-type="string">
            <text:p text:style-name="P53">Les différentes fonctions/responsabilités sont confiées à :</text:p>
            <text:p text:style-name="P53"/>
            <table:table table:name="Tableau5" table:style-name="Tableau5">
              <table:table-column table:style-name="Tableau5.A"/>
              <table:table-column table:style-name="Tableau5.B"/>
              <table:table-row>
                <table:table-cell table:style-name="Tableau5.A1" office:value-type="string">
                  <text:p text:style-name="P58"><text:span text:style-name="T1">Responsable d’Unité COFRAC</text:span> <text:change-start text:change-id="ct3144489087104"/><text:span text:style-name="T54">par interim</text:span><text:change-end text:change-id="ct3144489087104"/></text:p>
                </table:table-cell>
                <table:table-cell table:style-name="Tableau5.B1" office:value-type="string">
                  <text:p text:style-name="P1"><text:change-start text:change-id="ct3144489084416"/>Jérôme ALBARET<text:change-end text:change-id="ct3144489084416"/><text:change text:change-id="ct3144489086880"/></text:p>
                </table:table-cell>
              </table:table-row>
              <table:table-row>
                <table:table-cell table:style-name="Tableau5.A2" office:value-type="string">
                  <text:p text:style-name="P58">Responsable d'essa<text:span text:style-name="T50">i</text:span></text:p>
                </table:table-cell>
                <table:table-cell table:style-name="Tableau5.B2" office:value-type="string">
                  <text:p text:style-name="P2"><text:change text:change-id="ct3144489084192"/><text:change-start text:change-id="ct3144489078368"/></text:p>
                  <text:p text:style-name="P56">Loïc BLACHERE<text:change-end text:change-id="ct3144489078368"/></text:p>
                  <text:p text:style-name="P57">Jacques BLACHE</text:p>
                </table:table-cell>
              </table:table-row>
              <table:table-row>
                <table:table-cell table:style-name="Tableau5.A2" office:value-type="string">
                  <text:p text:style-name="P58">Chargé d'essai</text:p>
                </table:table-cell>
                <table:table-cell table:style-name="Tableau5.B2" office:value-type="string">
                  <text:p text:style-name="P2">Loïc BLACHERE (**)</text:p>
                </table:table-cell>
              </table:table-row>
              <table:table-row>
                <table:table-cell table:style-name="Tableau5.A2" office:value-type="string">
                  <text:p text:style-name="P58">Correspondant matériel</text:p>
                </table:table-cell>
                <table:table-cell table:style-name="Tableau5.B2" office:value-type="string">
                  <text:p text:style-name="P2">Loïc BLACHERE</text:p>
                </table:table-cell>
              </table:table-row>
            </table:table>
            <text:p text:style-name="P53"/>
            <text:p text:style-name="P3"><text:change-start text:change-id="ct3144618400240"/>Jacques BLACHE, du Département Laboratoire de Lyon du Cerema, intervient en tant que Responsable d’Essai en suppléance <text:change-end text:change-id="ct3144618400240"/><text:change text:change-id="ct3144489075904"/><text:change-start text:change-id="ct3144618401360"/>. Les minutes d’essai ainsi que le procès verbal lui sont envoyés par mail, il les vérifie puis peut signer le procès verbal <text:span text:style-name="T53">(il ne contre-signe pas nécessairement la minute).</text:span><text:change-end text:change-id="ct3144618401360"/></text:p>
            <text:p text:style-name="P4"><text:change text:change-id="ct3144619342704"/></text:p>
            <text:p text:style-name="P53">Les courriels transmis et reçus sont archivés sur le serveur SANCY du DLCF.</text:p>
            <text:p text:style-name="P53"/>
            <text:p text:style-name="P53">(**) <text:span text:style-name="T1">En cas d’absence prolongée du Chargé d’Essai impliquant l’impossibilité de répondre à une demande d’essai, celle-ci est transférée au DLL.</text:span></text:p>
          </table:table-cell>
        </table:table-row>
        <table:table-row>
          <table:table-cell table:style-name="Tableau1.A1" office:value-type="string">
            <text:p text:style-name="P33">Mise en œuvre</text:p>
          </table:table-cell>
          <table:table-cell table:style-name="Tableau1.A1" office:value-type="string">
            <text:p text:style-name="P48"/>
          </table:table-cell>
        </table:table-row>
      </table:table>
      <table:table table:name="Tableau3" table:style-name="Tableau3">
        <table:table-column table:style-name="Tableau3.A"/>
        <table:table-column table:style-name="Tableau3.B"/>
        <table:table-row>
          <table:table-cell table:style-name="Tableau3.A1" office:value-type="string">
            <text:p text:style-name="P29">Gestion des essais</text:p>
          </table:table-cell>
          <table:table-cell table:style-name="Tableau3.A1" office:value-type="string">
            <text:p text:style-name="P49"/>
          </table:table-cell>
        </table:table-row>
        <table:table-row>
          <table:table-cell table:style-name="Tableau3.A1" office:value-type="string">
            <text:p text:style-name="P88">Origine des échantillons pour essais :</text:p>
          </table:table-cell>
          <table:table-cell table:style-name="Tableau3.A1" office:value-type="string">
            <text:p text:style-name="P13">L'origine des échantillons est mentionnée sur la feuille de réception et de demande d'essais et sur le procès-verbal d'essais notamment pour pouvoir identifier le responsable des prélèvements qui peuvent être effectués :</text:p>
            <text:p text:style-name="P13">- en externe, par une personne étrangère au DLCF. Dans ce cas de figure, les informations fournies ne peuvent engager la responsabilité du DLCF ;</text:p>
            <text:p text:style-name="P108">- en interne, par un agent<text:span text:style-name="T2"> compétent du C</text:span><text:span text:style-name="T14">erema</text:span><text:span text:style-name="T2">, </text:span>formé au prélèvement. <text:span text:style-name="T50">À noter que seul Loïc Blachère est habilité à réaliser un prélèvement sous accréditation.</text:span></text:p>
          </table:table-cell>
        </table:table-row>
        <table:table-row>
          <table:table-cell table:style-name="Tableau3.A1" office:value-type="string">
            <text:p text:style-name="P86">Origine des demandes d'essais :</text:p>
          </table:table-cell>
          <table:table-cell table:style-name="Tableau3.A1" office:value-type="string">
            <text:p text:style-name="P10"><text:span text:style-name="T50">À</text:span> la réception de l'échantillon par l'UT <text:span text:style-name="T2">MI</text:span>, le RE ou le CE s'assure auprès du CU qu'il existe une demande de prestations, que cette demande a été enregistrée et que tous les renseignements utiles sont disponibles, en particulier le numéro de dossier. Les demandes d'essais proviennent :</text:p>
            <text:p text:style-name="P10">- soit directement d’un client extérieur au DLCF ;</text:p>
            <text:p text:style-name="P10">- soit d’un autre groupe ou d’une autre unité du <text:span text:style-name="T4">CETE</text:span> <text:change-start text:change-id="ct3144489089792"/><text:span text:style-name="T21">Cerema</text:span><text:change-end text:change-id="ct3144489089792"/>;</text:p>
            <text:p text:style-name="P5">- soit d'un chargé d'affaires appartenant à la présente UT.</text:p>
          </table:table-cell>
        </table:table-row>
        <table:table-row>
          <table:table-cell table:style-name="Tableau3.A1" office:value-type="string">
            <text:p text:style-name="P86">Feuilles de demande d’essais et réception d’échantillons :</text:p>
          </table:table-cell>
          <table:table-cell table:style-name="Tableau3.A1" office:value-type="string">
            <text:p text:style-name="P10">Le RE établit (ou fait établir par un CE ou par le demandeur interne) la demande d'essais sur la feuille de demande d'essais et de réception d'échantillons. Cette feuille comprend, si disponibles, les éléments d'identification suivants : </text:p>
            <text:p text:style-name="P10">- demande : date et essais ;</text:p>
            <text:p text:style-name="P10">- numéro d'affaire ;</text:p>
            <text:p text:style-name="P10">- ouvrage ou chantier concerné ;</text:p>
            <text:p text:style-name="P10">- donneur d'ordre ;</text:p>
            <text:p text:style-name="P10">- numéro d’enregistrement de la demande ;</text:p>
            <text:p text:style-name="P10">- échantillon : nature, provenance ;</text:p>
            <text:p text:style-name="P10">- responsable du prélèvement et des informations données ;</text:p>
            <text:p text:style-name="P10">- date et lieu du prélèvement ;</text:p>
            <text:p text:style-name="P10">- date de la réception ;</text:p>
            <text:p text:style-name="P5">- numéro de l’échantillon ou repère.</text:p>
          </table:table-cell>
        </table:table-row>
        <table:table-row>
          <table:table-cell table:style-name="Tableau3.A1" office:value-type="string">
            <text:p text:style-name="P86">Enregistrement de la réception de chaque échantillon :</text:p>
          </table:table-cell>
          <table:table-cell table:style-name="Tableau3.A1" office:value-type="string">
            <text:p text:style-name="P10">Le RE ou le CE procède alors à la réception de chaque échantillon et à sa prise en charge par l'UT.</text:p>
            <text:p text:style-name="P10">Il renseigne les rubriques citées ci-avant concernant l'échantillon et mentionne éventuellement toute observation visuelle pouvant être faite (conditionnement mal fermé, écoulement et perte de matériau, pollution, etc.), <text:change-start text:change-id="ct3144619345616"/><text:span text:style-name="T3">en particulier, il vérifie que les quantités de matériau sont cohérentes avec la demande d’essais.</text:span><text:change-end text:change-id="ct3144619345616"/> En cas d'anomalie importante, le demandeur est alors prévenu et décide de la suite à donner. En cas d'essai, le procès-verbal mentionne les anomalies constatées sur l'échantillon.</text:p>
            <text:p text:style-name="P10"><text:soft-page-break/>Pour chaque échantillon une étiquette de suivi est remplie en reprenant les renseignements essentiels de la demande d’essais, et suit l'échantillon du début à la fin de l'essai.</text:p>
            <text:p text:style-name="P10">Le RE ou le CE enregistre la réception de chaque échantillon en classant la feuille de demande d’essais et de réception par ordre chronologique en utilisant le registre de réception des demandes d’essais de l’UT pour obtenir le numéro d’immatriculation de chaque demande. Ce numéro comprend les deux derniers chiffres de l’année en cours (par exemple : 11 - xxx) suivis des chiffres de la suite numérique continue propre à l’UT et remise à zéro chaque année.</text:p>
            <text:p text:style-name="P10">Du fait que beaucoup de demandes sont exprimées par téléphone et relèvent d'un catalogue de prestations, il est admis que cet enregistrement à valeur de revue de contrat, c'est à dire que la prestation proposée est identique à celle demandée par le client.</text:p>
            <text:p text:style-name="P5">Le classeur des demandes d’essais et de réception des échantillons et le registre d’enregistrement des demandes d’essais sont situés <text:change text:change-id="ct3144489080160"/><text:change-start text:change-id="ct3144619344272"/><text:span text:style-name="T3"><text:s/>dans le bureau du CE</text:span><text:span text:style-name="T17">.</text:span><text:change-end text:change-id="ct3144619344272"/></text:p>
          </table:table-cell>
        </table:table-row>
        <table:table-row>
          <table:table-cell table:style-name="Tableau3.A1" office:value-type="string">
            <text:p text:style-name="P86">Stockage des échantillons :</text:p>
          </table:table-cell>
          <table:table-cell table:style-name="Tableau3.A1" office:value-type="string">
            <text:p text:style-name="P5">Selon les essais à effectuer et jusqu’au lancement des essais, les échantillons sont normalement stockés dans le hall matériaux.</text:p>
          </table:table-cell>
        </table:table-row>
        <table:table-row>
          <table:table-cell table:style-name="Tableau3.A1" office:value-type="string">
            <text:p text:style-name="P29">Qualification des agents – maintien des compétences</text:p>
          </table:table-cell>
          <table:table-cell table:style-name="Tableau3.A1" office:value-type="string">
            <text:p text:style-name="P66"/>
          </table:table-cell>
        </table:table-row>
        <table:table-row>
          <table:table-cell table:style-name="Tableau3.A1" office:value-type="string">
            <text:p text:style-name="P6"><text:change text:change-id="ct3144489087328"/><text:s/><text:change-start text:change-id="ct3144489087552"/><text:span text:style-name="T15">Modalités de qualification du </text:span><text:span text:style-name="T2">CE</text:span><text:change-end text:change-id="ct3144489087552"/></text:p>
          </table:table-cell>
          <table:table-cell table:style-name="Tableau3.A1" office:value-type="string">
            <text:p text:style-name="P66">Chaque nouvel agent de l'unité est pris en charge par un agent de l'unité qualifié (Chargé d'Essais - CE), qui l'accompagne dans l'apprentissage des essais. Tout d'abord, les essais sont réalisés en doublon, avec signature des feuilles d'essais par les deux agents. Ensuite, une fois que le Chargé d'Essais qualifié juge autonome le Chargé d'Essais en cours de qualification, un essai croisé est réalisé entre les deux Chargés d'Essais. Cette opération peut être répétée si nécessaire. Un plan de compagnonnage est également rédigé de façon à lister les différents essais réalisés dans le cadre de cette formation interne. Le Responsable d'Unité propose la qualification définitive du nouvel agent au Directeur du DLCF. Les qualifications des agents pour chaque essai sont reprises dans leur dossier de qualification en lien avec le fichier des habilitation/qualification du Département Laboratoire de Clermont-Ferrand.</text:p>
            <text:p text:style-name="P66">La liste des agents qualifiés par essai<text:span text:style-name="T2">s est précisée dans l'annexe spécifique Cofrac du Département Laboratoire de Clermont-Ferrand, présente sous gedoq</text:span><text:change-start text:change-id="ct3144489077024"/><text:span text:style-name="T16"> (R2.DLCF.P.001)</text:span><text:change-end text:change-id="ct3144489077024"/><text:span text:style-name="T2">.</text:span></text:p>
            <text:p text:style-name="P71">Concernant les agents qui participent aux essais COFRAC mais qui ne seraient pas dans la même UT, la formation est identique. Des réunions périodiques de planification sont organisées de façon à organiser le plan de charge de ces agents et ainsi respecter les délais imposés par les clients dans le cadre des prestations Cofrac.</text:p>
          </table:table-cell>
        </table:table-row>
        <table:table-row>
          <table:table-cell table:style-name="Tableau3.A1" office:value-type="string">
            <text:p text:style-name="P6"><text:change text:change-id="ct3144489088224"/><text:s/><text:change-start text:change-id="ct3144489087776"/><text:span text:style-name="T15">Modalités de qualification du </text:span><text:span text:style-name="T2">RE</text:span><text:change-end text:change-id="ct3144489087776"/></text:p>
          </table:table-cell>
          <table:table-cell table:style-name="Tableau3.A1" office:value-type="string">
            <text:p text:style-name="P72"><text:change-start text:change-id="ct3144489088448"/>Chaque nouvel agent destiné à être RE doit maîtriser les conditions de la réalisation du ou des essais concernés. <text:span text:style-name="T52">Pour cela,</text:span> il doit justifier soit de la réalisation <text:span text:style-name="T52">des essais</text:span> soit de son implication dans la normalisation, la certification, l’élaboration des référentiels ou la doctrine dans le domaine d’activité. <text:span text:style-name="T52">Il doit maîtriser les minutes d’essai et être capable de les vérifier, pour cela, une période de compagnonnage avec un RE qualifié et une apposition de leur deux signatures sur les minutes peut être mise en </text:span><text:soft-page-break/><text:span text:style-name="T52">place.</text:span><text:change-end text:change-id="ct3144489088448"/></text:p>
            <text:p text:style-name="P9"><text:change text:change-id="ct3144489085088"/></text:p>
          </table:table-cell>
        </table:table-row>
        <table:table-row>
          <table:table-cell table:style-name="Tableau3.A1" office:value-type="string">
            <text:p text:style-name="P6">Maintien des compétences</text:p>
          </table:table-cell>
          <table:table-cell table:style-name="Tableau3.A1" office:value-type="string">
            <text:p text:style-name="P66">Chaque agent participe à des campagnes d'essais croisés inter-laboratoires ou inter-unités pour le maintien de ses compétences dans la réalisation d'essais sous accréditation COFRAC. Les CE n'appartenant pas à l'UT sont soumis aux mêmes règles de maintien des compétences. La règle de maintien de l’habilitation impose que chaque CE réalise au moins une fois par semestre chaque essai de la portée. <text:span text:style-name="T2">En cas de non maintien de l’habilitation sur un essai, le nouvel essai à réaliser sera effectué en compagnonnage avec un CE ou un RE.</text:span></text:p>
            <text:p text:style-name="P73"><text:change-start text:change-id="ct3144489080832"/>Le maintien des compétences de CE est évalué chaque année lors de la revue qualité annuelle.</text:p>
            <text:p text:style-name="P73">Le maintien des compétences du RE est assuré <text:span text:style-name="T48">par </text:span>son activité dans le domaine durant les 12 derniers mois (réalisation d’audits, études, participation à des commissions de normalisation, etc.). Le maintien des compétences du RE est évalué chaque année lors de la revue qualité annuelle.<text:change-end text:change-id="ct3144489080832"/></text:p>
          </table:table-cell>
        </table:table-row>
        <table:table-row>
          <table:table-cell table:style-name="Tableau3.A1" office:value-type="string">
            <text:p text:style-name="P29">Exécution des essais</text:p>
          </table:table-cell>
          <table:table-cell table:style-name="Tableau3.A1" office:value-type="string">
            <text:p text:style-name="P66"/>
          </table:table-cell>
        </table:table-row>
        <table:table-row>
          <table:table-cell table:style-name="Tableau3.A1" office:value-type="string">
            <text:p text:style-name="P86">Conditions d’exécution des essais :</text:p>
          </table:table-cell>
          <table:table-cell table:style-name="Tableau3.A1" office:value-type="string">
            <text:p text:style-name="P10">Dès que les essais doivent commencer, le CU ou le RE remet la demande d'essais au <text:change-start text:change-id="ct3144489078144"/><text:span text:style-name="T5">CE</text:span><text:change-end text:change-id="ct3144489078144"/><text:change text:change-id="ct3144489083520"/> et y joint les feuilles d'essais appelées par cette demande. </text:p>
            <text:p text:style-name="P11">En fonction du type de matériau à analyser, l'échantillonnage est effectué selon un protocole normalisé (NF EN 932-1 ou NF EN 932-2, etc.). <text:change text:change-id="ct3144489085312"/><text:s/><text:change-start text:change-id="ct3144489088000"/><text:span text:style-name="T6">La mention du texte utilisé apparaît dans le PV d’essai.</text:span><text:change-end text:change-id="ct3144489088000"/></text:p>
            <text:p text:style-name="P10">En cas d'écart par rapport à la procédure, les documents contenant les résultats en font mention et sont communiqués au personnel concerné.</text:p>
            <text:p text:style-name="P10">Tous les résultats partiels obtenus au cours de l'essai sont inscrits au fur et à mesure du déroulement de l'essai sur la feuille de calcul correspondante. Le technicien chargé de l'essai inscrit la date, son nom et signe pour valider la feuille d'essai.</text:p>
            <text:p text:style-name="P10"><draw:line text:anchor-type="paragraph" draw:z-index="0" draw:style-name="gr1" draw:text-style-name="P126" svg:x1="24.241cm" svg:y1="0.134cm" svg:x2="24.241cm" svg:y2="1.404cm"><text:p/></draw:line>Un exemplaire vierge de chacune de ces feuilles d'essais est disponible dans un classeur conservé dans la salle E14. </text:p>
            <text:p text:style-name="P10">Chaque technicien chargé des <text:span text:style-name="T39">essais</text:span> vérifie que la version papier dont il dispose est la dernière version en vigueur.</text:p>
          </table:table-cell>
        </table:table-row>
        <table:table-row>
          <table:table-cell table:style-name="Tableau3.A1" office:value-type="string">
            <text:p text:style-name="P86">Conservation des échantillons :</text:p>
          </table:table-cell>
          <table:table-cell table:style-name="Tableau3.A1" office:value-type="string">
            <text:p text:style-name="P11"><text:change-start text:change-id="ct3144489085536"/><text:span text:style-name="T6">Les échantillons utilisés pour réaliser les essais </text:span><text:change-end text:change-id="ct3144489085536"/><text:change text:change-id="ct3144489085760"/><text:change-start text:change-id="ct3144618400464"/><text:span text:style-name="T17"><text:s/></text:span><text:change-end text:change-id="ct3144618400464"/>sont conservés dans les salles d'essais jusqu'à la vérification par le RE du déroulement normal de la procédure d'essai et jusqu'à la signature du PV d'essais<text:change text:change-id="ct3144489081280"/> <text:change text:change-id="ct3144489089120"/>.<text:change-start text:change-id="ct3144489075008"/></text:p>
            <text:p text:style-name="P11"/>
            <text:p text:style-name="P101"><text:soft-page-break/><text:span text:style-name="T55">L</text:span><text:span text:style-name="T56">es reliquats d’échantillon </text:span><text:span text:style-name="T57">après essai</text:span><text:span text:style-name="T56"> seront conservés </text:span><text:span text:style-name="T57">minimum </text:span><text:span text:style-name="T56">2 mois à compter de l’envoi des résultats au client et à condition que leur état permette d’effectuer de nouveaux essais. </text:span><text:change-end text:change-id="ct3144489075008"/></text:p>
            <text:p text:style-name="P10">Si le demandeur l'exige, l'échantillon peut être conservé pour une durée déterminée après signature du procès-verbal. Le RE note cette exigence particulière sur la feuille de demande d'essais et de réception d'échantillon.</text:p>
            <text:p text:style-name="P5"><text:change text:change-id="ct3144489075232"/></text:p>
          </table:table-cell>
        </table:table-row>
        <table:table-row>
          <table:table-cell table:style-name="Tableau3.A1" office:value-type="string">
            <text:p text:style-name="P29">Procès-verbaux des essais</text:p>
          </table:table-cell>
          <table:table-cell table:style-name="Tableau3.A1" office:value-type="string">
            <text:p text:style-name="P68"/>
          </table:table-cell>
        </table:table-row>
        <table:table-row>
          <table:table-cell table:style-name="Tableau3.A1" office:value-type="string">
            <text:p text:style-name="P86">Établissement du procès-verbal d’essai</text:p>
          </table:table-cell>
          <table:table-cell table:style-name="Tableau3.A1" office:value-type="string">
            <text:p text:style-name="P12">Lorsque la totalité des essais relatifs à une seule et même demande d'essais est terminée, <text:change-start text:change-id="ct3144489076128"/><text:span text:style-name="T6">le CE établit le procès verbal</text:span><text:change-end text:change-id="ct3144489076128"/><text:change-start text:change-id="ct3144489076352"/><text:span text:style-name="T6">. </text:span><text:change-end text:change-id="ct3144489076352"/><text:change text:change-id="ct3144489077248"/><text:span text:style-name="T2">.</text:span></text:p>
            <text:p text:style-name="P13"><text:change text:change-id="ct3144489085984"/>. Pour permettre un archivage cohérent, chaque procès-verbal reçoit une double numérotation : numéro d'affaire et numéro d'enregistrement <text:span text:style-name="T2">MI</text:span>.<text:change-start text:change-id="ct3144489086208"/></text:p>
            <text:p text:style-name="P90">L’ensemble des documents ayant été utilisés lors de l’essai (demande d’essais, étiquettes, feuilles d’essais manuscrites et numériques remplies et PV) est remis au CU pour relecture.</text:p>
            <text:p text:style-name="P13"><text:change-end text:change-id="ct3144489086208"/></text:p>
            <text:p text:style-name="P13"><text:change-start text:change-id="ct3144489077472"/><text:span text:style-name="T7">L</text:span><text:change-end text:change-id="ct3144489077472"/><text:change text:change-id="ct3144489077696"/>e procès-verbal est validé par le <text:change text:change-id="ct3144489078592"/><text:change-start text:change-id="ct3144489081728"/><text:span text:style-name="T7">CU</text:span><text:change-end text:change-id="ct3144489081728"/>, qui vérifie ce dernier avec les feuilles d'essais (vérification des calculs et application des textes en vigueur). Il est ensuite signé par le <text:change text:change-id="ct3144489079936"/><text:change-start text:change-id="ct3144489078816"/><text:span text:style-name="T7">RE</text:span><text:change-end text:change-id="ct3144489078816"/>.</text:p>
            <text:p text:style-name="P66">Le premier exemplaire du procès-verbal est destiné au demandeur. Le deuxième exemplaire reste à l'UT en archive.</text:p>
            <text:p text:style-name="P67"/>
          </table:table-cell>
        </table:table-row>
        <table:table-row>
          <table:table-cell table:style-name="Tableau3.A1" office:value-type="string">
            <text:p text:style-name="P86">Archivage des procès-verbaux et autres documents :</text:p>
          </table:table-cell>
          <table:table-cell table:style-name="Tableau3.A1" office:value-type="string">
            <text:p text:style-name="P14">Tous les documents précités sont archivés dans l'ordre des numéros communs à l’enregistrement des demandes d’essais et des procès-verbaux :</text:p>
            <text:p text:style-name="P14">- feuilles de demande d'essais et de réception d'échantillon : dans le classeur de l'UT,</text:p>
            <text:p text:style-name="P14">- feuilles d'essais : dans un classeur par type d’essai ;</text:p>
            <text:p text:style-name="P14">- procès-verbaux : dans le classeur des procès-verbaux de l’UT.</text:p>
            <text:p text:style-name="P14">L'UT conserve les PV d'essais sous format numérique sur le réseau.</text:p>
            <text:p text:style-name="P14">L'UT conserve, pendant une période minimale de deux ans, les demandes d'essais et de réception d’échantillon, les feuilles d'essais sont classés et archivés dans <text:change-start text:change-id="ct3144489081504"/><text:span text:style-name="T7">le bureau du CE</text:span><text:change-end text:change-id="ct3144489081504"/><text:change text:change-id="ct3144489082176"/>.</text:p>
            <text:p text:style-name="P15">Un exemplaire de chaque procès-verbal est conservé dans le bureau du <text:change-start text:change-id="ct3144489079264"/><text:span text:style-name="T7">CE</text:span><text:change-end text:change-id="ct3144489079264"/><text:change text:change-id="ct3144489079488"/>.</text:p>
            <text:p text:style-name="P60">La réponse à une demande téléphonique de résultats ne peut être faite qu'au demandeur ou à une personne désignée par celui-ci, uniquement par le CU ou le RE.</text:p>
            <text:p text:style-name="P60"/>
          </table:table-cell>
        </table:table-row>
        <table:table-row>
          <table:table-cell table:style-name="Tableau3.A1" office:value-type="string">
            <text:p text:style-name="P87">Suivi des normes relatives aux essais accrédités</text:p>
          </table:table-cell>
          <table:table-cell table:style-name="Tableau3.A1" office:value-type="string">
            <text:p text:style-name="P89">Le suivi des normes relatives aux essais accrédités est réalisé par le CE, qui tient à jour le tableau de suivi des normes applicables (enregistrement disponible dans GEDOQ).</text:p>
            <text:p text:style-name="P89">La fréquence du suivi est définie comme telle :</text:p>
            <text:list xml:id="list81145544615834" text:continue-numbering="true" text:style-name="List_20_1">
              <text:list-item>
                <text:p text:style-name="P16"><text:change text:change-id="ct3144489081952"/><text:change-start text:change-id="ct3144489079712"/></text:p>
              </text:list-item>
              <text:list-item>
                <text:p text:style-name="P124">Au moins une fois par an, une liste des évolutions prévisibles des normes est transmise par les correspondants sectoriels du Cerema (granulats, audit de carrières, géotechnique).<text:change-end text:change-id="ct3144489079712"/></text:p>
              </text:list-item>
              <text:list-item>
                <text:p text:style-name="P16">À partir du mois d’évolution probable d’une norme, le CE vérifie avant la réalisation de chaque essai sur Sagaweb si la parution de la norme a eu lieu.</text:p>
              </text:list-item>
              <text:list-item>
                <text:p text:style-name="P16"><text:change text:change-id="ct3144489080384"/></text:p>
              </text:list-item>
            </text:list>
          </table:table-cell>
        </table:table-row>
        <table:table-row>
          <table:table-cell table:style-name="Tableau3.A1" office:value-type="string">
            <text:p text:style-name="P85">Gestion de la flexibilité de type <text:span text:style-name="T49">FLEX01</text:span></text:p>
          </table:table-cell>
          <table:table-cell table:style-name="Tableau3.A1" office:value-type="string">
            <text:p text:style-name="P62">En cas de révision d'une norme d'essai, la « fiche d'évolution d'un référentiel » référencée R2.DLCF.DM.005 est renseignée par le RE.</text:p>
          </table:table-cell>
        </table:table-row>
        <table:table-row>
          <table:table-cell table:style-name="Tableau3.A1" office:value-type="string">
            <text:p text:style-name="P87">Suivi métrologique</text:p>
          </table:table-cell>
          <table:table-cell table:style-name="Tableau3.A1" office:value-type="string">
            <text:p text:style-name="P17">La liste des équipements de mesure et d'essai de l'UT faisant l'objet d'un suivi métrologique est détaillée dans un classeur disponible dans <text:change text:change-id="ct3144489082400"/><text:change-start text:change-id="ct3144489082624"/><text:span text:style-name="T19">le bureau du CE </text:span><text:change-end text:change-id="ct3144489082624"/><text:change-start text:change-id="ct3144489090912"/><text:span text:style-name="T17">.</text:span><text:change-end text:change-id="ct3144489090912"/></text:p>
          </table:table-cell>
        </table:table-row>
        <table:table-row>
          <table:table-cell table:style-name="Tableau3.A1" office:value-type="string">
            <text:p text:style-name="P87">Incertitude des résultats d’essais</text:p>
          </table:table-cell>
          <table:table-cell table:style-name="Tableau3.A1" office:value-type="string">
            <text:p text:style-name="P60">En complément aux procès-verbaux d'essais, l'information relative à l'incertitude associée aux résultats des essais, élaborées à partir des campagnes d'essais croisés inter-laboratoires, est disponible sous forme numérique sur le réseau<text:span text:style-name="T2">. Ces incertitudes pourront être transmises aux clients sur demande.</text:span></text:p>
          </table:table-cell>
        </table:table-row>
        <table:table-row>
          <table:table-cell table:style-name="Tableau3.A1" office:value-type="string">
            <text:p text:style-name="P91">Démarche </text:p>
          </table:table-cell>
          <table:table-cell table:style-name="Tableau3.A1" office:value-type="string">
            <text:p text:style-name="P69">Il s'agit de la transcription des incertitudes établies à partir de la répétabilité (r) et de la reproductibilité (R) de l'essai avec des règles de décision définies avec précision dans la norme NF P 18-545. Cette norme étant réputée bien connue des lecteurs (clients) des résultats d'essais, l'information n'est faite que sur demande explicite du client.</text:p>
            <text:p text:style-name="P69"/>
            <text:p text:style-name="P84">La démarche comporte deux phases essentielles :</text:p>
            <text:p text:style-name="P84">- identification des paramètres ayant une influence dans la manière dont le résultat de l'essai est obtenu en utilisant la méthode des 5 M : Matériau - Matériel - Milieu - Main d’œuvre – Méthode ;</text:p>
            <text:p text:style-name="P84">- évaluation de l'importance de l'influence des paramètres retenus.</text:p>
            <text:p text:style-name="P93"/>
            <text:p text:style-name="P84">A ce stade de la réflexion on considère que la modélisation du processus n'est pas toujours évidente à mettre en œuvre voire impossible pour certains essais relativement complexes. Par contre la plupart de ces essais sont répétables, au sens large du terme s'est à dire s'appliquant, par exemple, à un groupe d'échantillons présumés identiques dans le cas d'un essai destructif.</text:p>
            <text:p text:style-name="P84">A partir de ce constat, la deuxième phase de la démarche s'articule autour d'une approche plus globale de l'estimation de l'incertitude associée à un résultat par la mise en œuvre d'essais coopératifs dits "essais interlaboratoires" (NF ISO 5725-1).</text:p>
            <text:p text:style-name="P84">Le FD X 07-021 propose d'utiliser l'écart type de reproductibilité <text:bookmark-start text:name="DDE_LINK"/><text:span text:style-name="T40">S</text:span><text:span text:style-name="T45">R</text:span><text:bookmark-end text:name="DDE_LINK"/><text:span text:style-name="T44"> </text:span>déterminé au cours de l'essai inter-laboratoires, comme estimation de l'incertitude-type composée : <text:span text:style-name="T40">u</text:span><text:span text:style-name="T45">c</text:span><text:span text:style-name="T40"> </text:span><text:span text:style-name="T42">(y) </text:span><text:span text:style-name="T40">= S</text:span><text:span text:style-name="T45">R</text:span><text:span text:style-name="T47">.</text:span></text:p>
            <text:p text:style-name="P84">Cette solution présente l'avantage de la simplicité, mais également des inconvénients :</text:p>
            <text:p text:style-name="P84"><text:soft-page-break/>- uniformisation de l'incertitude pour tous les laboratoires ;</text:p>
            <text:list xml:id="list8803459228444508670" text:style-name="L1">
              <text:list-item>
                <text:p text:style-name="P104">majorant de l'incertitude-type ;</text:p>
              </text:list-item>
              <text:list-item>
                <text:p text:style-name="P105">changement de mesurande : on ne s'intéresse plus à la valeur annoncée par le laboratoire mais à la valeur qui aurait pu être annoncée par un ensemble de laboratoires.</text:p>
              </text:list-item>
              <text:list-item>
                <text:p text:style-name="P105">Le résultat sera exprimé avec une incertitude élargie <text:span text:style-name="T40">U </text:span>telle que <text:span text:style-name="T40">U = k . u</text:span><text:span text:style-name="T45">c</text:span><text:span text:style-name="T46">(</text:span><text:span text:style-name="T42">y) </text:span>où :</text:p>
              </text:list-item>
              <text:list-item>
                <text:p text:style-name="P105"><text:span text:style-name="T41">- </text:span><text:span text:style-name="T42">(y) </text:span>est le niveau des résultats des essais croisés ;</text:p>
              </text:list-item>
              <text:list-item>
                <text:p text:style-name="P105"><text:span text:style-name="T43">- </text:span><text:span text:style-name="T40">k </text:span>est le facteur d'élargissement choisi égal à 2 ;</text:p>
              </text:list-item>
              <text:list-item>
                <text:p text:style-name="P105">- le niveau de confiance est égal à 95 % soit : <text:span text:style-name="T40">Y = y </text:span><text:span text:style-name="T42">± </text:span><text:span text:style-name="T40">U</text:span></text:p>
              </text:list-item>
              <text:list-item>
                <text:p text:style-name="P106">Pour la plupart des essais, la démarche peut s'arrêter à la mise en oeuvre de ces deux phases. Enfin, dans la mesure du possible, pour tester la dépendance des variances par rapport à la moyenne, l'expérience doit se faire sur plusieurs niveaux de résultat d'essai.</text:p>
              </text:list-item>
            </text:list>
          </table:table-cell>
        </table:table-row>
        <table:table-row>
          <table:table-cell table:style-name="Tableau3.A1" office:value-type="string">
            <text:p text:style-name="P33">Enregistrements et documents associés</text:p>
          </table:table-cell>
          <table:table-cell table:style-name="Tableau3.A1" office:value-type="string">
            <text:p text:style-name="P63">Les enregistrements associés à la présente instruction sont disp<text:span text:style-name="T2">onibles dans GEDOQ et sous format papier au sein de l'unité MI.</text:span></text:p>
            <text:p text:style-name="P64">Établir la liste des documents associés à la procédure et joindre ces documents (imprimés, feuilles d’essais, rapports d’essais, etc..)</text:p>
          </table:table-cell>
        </table:table-row>
      </table:table>
      <text:p text:style-name="Standard"/>
      <text:p text:style-name="P92"/>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column table:style-name="Tableau4.J"/>
        <table:table-row>
          <table:table-cell table:style-name="Tableau4.A1" table:number-columns-spanned="6" office:value-type="string">
            <text:p text:style-name="P42">Documents d'enregistrement</text:p>
          </table:table-cell>
          <table:covered-table-cell/>
          <table:covered-table-cell/>
          <table:covered-table-cell/>
          <table:covered-table-cell/>
          <table:covered-table-cell/>
          <table:table-cell table:style-name="Tableau4.A1" table:number-columns-spanned="2" office:value-type="string">
            <text:p text:style-name="Standard"/>
          </table:table-cell>
          <table:covered-table-cell/>
          <table:table-cell table:style-name="Tableau4.I1" table:number-columns-spanned="2" office:value-type="string">
            <text:p text:style-name="Standard"/>
          </table:table-cell>
          <table:covered-table-cell/>
        </table:table-row>
        <table:table-row>
          <table:table-cell table:style-name="Tableau4.A2" office:value-type="string">
            <text:p text:style-name="P39">Identification</text:p>
          </table:table-cell>
          <table:table-cell table:style-name="Tableau4.A2" office:value-type="string">
            <text:p text:style-name="P39">Modèle</text:p>
          </table:table-cell>
          <table:table-cell table:style-name="Tableau4.A2" office:value-type="string">
            <text:p text:style-name="P18">Date</text:p>
          </table:table-cell>
          <table:table-cell table:style-name="Tableau4.A2" office:value-type="string">
            <text:p text:style-name="P18">Version</text:p>
          </table:table-cell>
          <table:table-cell table:style-name="Tableau4.A2" office:value-type="string">
            <text:p text:style-name="P39">Stockage</text:p>
          </table:table-cell>
          <table:table-cell table:style-name="Tableau4.A2" table:number-columns-spanned="2" office:value-type="string">
            <text:p text:style-name="P39">Accessibilité</text:p>
          </table:table-cell>
          <table:covered-table-cell/>
          <table:table-cell table:style-name="Tableau4.A2" table:number-columns-spanned="2" office:value-type="string">
            <text:p text:style-name="P18">Durée </text:p>
            <text:p text:style-name="P18">Conservation </text:p>
          </table:table-cell>
          <table:covered-table-cell/>
          <table:table-cell table:style-name="Tableau4.J2" office:value-type="string">
            <text:p text:style-name="P39">Élimination </text:p>
          </table:table-cell>
        </table:table-row>
        <table:table-row>
          <table:table-cell table:style-name="Tableau4.A2" office:value-type="string">
            <text:p text:style-name="P50">Essais sur les roches et granulats, facteurs d'influence et estimation des <text:s/>incertitudes d'essais</text:p>
          </table:table-cell>
          <table:table-cell table:style-name="Tableau4.A2" office:value-type="string">
            <text:p text:style-name="P39">Modèle de <text:span text:style-name="T2">MI</text:span></text:p>
          </table:table-cell>
          <table:table-cell table:style-name="Tableau4.A2" office:value-type="string">
            <text:p text:style-name="P36"><text:change-start text:change-id="ct3144489100768"/>Avril/ 2020<text:change-end text:change-id="ct3144489100768"/></text:p>
          </table:table-cell>
          <table:table-cell table:style-name="Tableau4.A2" office:value-type="string">
            <text:p text:style-name="P18"><text:change-start text:change-id="ct3144489094944"/><text:span text:style-name="T8">10 </text:span><text:change-end text:change-id="ct3144489094944"/><text:change-start text:change-id="ct3144489101888"/><text:span text:style-name="T8">du 09/04/2020</text:span><text:change-end text:change-id="ct3144489101888"/><text:change text:change-id="ct3144489100544"/><text:change text:change-id="ct3144489100992"/></text:p>
          </table:table-cell>
          <table:table-cell table:style-name="Tableau4.A2" office:value-type="string">
            <text:p text:style-name="P39">GEDOQ</text:p>
          </table:table-cell>
          <table:table-cell table:style-name="Tableau4.A2" table:number-columns-spanned="2" office:value-type="string">
            <text:p text:style-name="P39">Agents <text:span text:style-name="T2">MI</text:span></text:p>
          </table:table-cell>
          <table:covered-table-cell/>
          <table:table-cell table:style-name="Tableau4.A2" table:number-columns-spanned="2" office:value-type="string">
            <text:p text:style-name="P18">10 ans</text:p>
          </table:table-cell>
          <table:covered-table-cell/>
          <table:table-cell table:style-name="Tableau4.J2" office:value-type="string">
            <text:p text:style-name="P39">CU UT</text:p>
          </table:table-cell>
        </table:table-row>
        <table:table-row>
          <table:table-cell table:style-name="Tableau4.A2" office:value-type="string">
            <text:p text:style-name="P43">Annexe au plan qualité du DLCF spécifique au COFRAC <text:change-start text:change-id="ct3144489102112"/><text:span text:style-name="T8">(R2.DCLF.P.001)</text:span><text:change-end text:change-id="ct3144489102112"/></text:p>
          </table:table-cell>
          <table:table-cell table:style-name="Tableau4.A2" office:value-type="string">
            <text:p text:style-name="P39">Modèle de <text:span text:style-name="T2">MI</text:span></text:p>
          </table:table-cell>
          <table:table-cell table:style-name="Tableau4.A2" office:value-type="string">
            <text:p text:style-name="P38"><text:change-start text:change-id="ct3144489099424"/><text:span text:style-name="T5">Mai 2019</text:span><text:change-end text:change-id="ct3144489099424"/><text:change-start text:change-id="ct3144489090016"/><office:annotation office:name="__Annotation__26404_699733079"><dc:creator>Jérôme Albaret</dc:creator><dc:date>2020-04-10T14:23:53</dc:date><loext:sender-initials>JA</loext:sender-initials><text:p text:style-name="P125"><text:span text:style-name="T59">A mettre à jour avec Nouvelle version</text:span></text:p></office:annotation><text:change-end text:change-id="ct3144489090016"/></text:p>
          </table:table-cell>
          <table:table-cell table:style-name="Tableau4.A2" office:value-type="string">
            <text:p text:style-name="P19"><text:span text:style-name="T9">1</text:span><text:change text:change-id="ct3144489101440"/><text:change-start text:change-id="ct3144489091136"/><text:span text:style-name="T9">4</text:span><text:change-end text:change-id="ct3144489091136"/> du <text:change-start text:change-id="ct3144489095392"/><text:span text:style-name="T5">27/05/2019</text:span><text:change-end text:change-id="ct3144489095392"/><text:change text:change-id="ct3144489095840"/></text:p>
          </table:table-cell>
          <table:table-cell table:style-name="Tableau4.A2" office:value-type="string">
            <text:p text:style-name="P39">GEDOQ</text:p>
          </table:table-cell>
          <table:table-cell table:style-name="Tableau4.A2" table:number-columns-spanned="2" office:value-type="string">
            <text:p text:style-name="P39">Agents <text:span text:style-name="T2">MI</text:span></text:p>
          </table:table-cell>
          <table:covered-table-cell/>
          <table:table-cell table:style-name="Tableau4.A2" table:number-columns-spanned="2" office:value-type="string">
            <text:p text:style-name="P18">10 ans</text:p>
          </table:table-cell>
          <table:covered-table-cell/>
          <table:table-cell table:style-name="Tableau4.J2" office:value-type="string">
            <text:p text:style-name="P39">CU UT</text:p>
          </table:table-cell>
        </table:table-row>
        <table:table-row>
          <table:table-cell table:style-name="Tableau4.A2" office:value-type="string">
            <text:p text:style-name="P43">Classeur spécifique Feuille de réception et de demande d'essais<text:change-start text:change-id="ct3144489096512"/></text:p>
            <text:p text:style-name="P45">(R2.DLCF.DMM.004)<text:change-end text:change-id="ct3144489096512"/></text:p>
          </table:table-cell>
          <table:table-cell table:style-name="Tableau4.A2" office:value-type="string">
            <text:p text:style-name="P39">Modèle de <text:span text:style-name="T2">MI</text:span></text:p>
          </table:table-cell>
          <table:table-cell table:style-name="Tableau4.C5" office:value-type="date" office:date-value="2019-11-26">
            <text:p text:style-name="P18"><text:change-start text:change-id="ct3144489102336"/>26/11/19<text:change-end text:change-id="ct3144489102336"/></text:p>
          </table:table-cell>
          <table:table-cell table:style-name="Tableau4.A2" office:value-type="string">
            <text:p text:style-name="P18"><text:change-start text:change-id="ct3144489092032"/><text:span text:style-name="T10">Rév </text:span><text:change-end text:change-id="ct3144489092032"/>1<text:change text:change-id="ct3144489089344"/></text:p>
          </table:table-cell>
          <table:table-cell table:style-name="Tableau4.A2" office:value-type="string">
            <text:p text:style-name="P20"><text:change text:change-id="ct3144489090688"/><text:change-start text:change-id="ct3144489098304"/>GEDOQ<text:change-end text:change-id="ct3144489098304"/></text:p>
          </table:table-cell>
          <table:table-cell table:style-name="Tableau4.A2" table:number-columns-spanned="2" office:value-type="string">
            <text:p text:style-name="P39">Agents <text:span text:style-name="T2">MI</text:span></text:p>
          </table:table-cell>
          <table:covered-table-cell/>
          <table:table-cell table:style-name="Tableau4.A2" table:number-columns-spanned="2" office:value-type="string">
            <text:p text:style-name="P18">10 ans</text:p>
          </table:table-cell>
          <table:covered-table-cell/>
          <table:table-cell table:style-name="Tableau4.J2" office:value-type="string">
            <text:p text:style-name="P39">CU UT</text:p>
          </table:table-cell>
        </table:table-row>
        <table:table-row>
          <table:table-cell table:style-name="Tableau4.A2" office:value-type="string">
            <text:p text:style-name="P43">Classeurs spécifiques Procès-verbaux et feuilles d'essais</text:p>
          </table:table-cell>
          <table:table-cell table:style-name="Tableau4.A2" office:value-type="string">
            <text:p text:style-name="P39">Modèles de <text:span text:style-name="T2">MI</text:span></text:p>
          </table:table-cell>
          <table:table-cell table:style-name="Tableau4.A2" office:value-type="string">
            <text:p text:style-name="P21"><text:change-start text:change-id="ct3144489101216"/>22 Nov 2019<text:change-end text:change-id="ct3144489101216"/><text:change text:change-id="ct3144489101664"/></text:p>
          </table:table-cell>
          <table:table-cell table:style-name="Tableau4.A2" office:value-type="string">
            <text:p text:style-name="P18"><text:change-start text:change-id="ct3144489096736"/><text:span text:style-name="T10">Rév </text:span><text:change-end text:change-id="ct3144489096736"/>1 <text:change text:change-id="ct3144489098080"/></text:p>
          </table:table-cell>
          <table:table-cell table:style-name="Tableau4.A2" office:value-type="string">
            <text:p text:style-name="P39">papier</text:p>
          </table:table-cell>
          <table:table-cell table:style-name="Tableau4.A2" table:number-columns-spanned="2" office:value-type="string">
            <text:p text:style-name="P39">Agents <text:span text:style-name="T2">MI</text:span></text:p>
          </table:table-cell>
          <table:covered-table-cell/>
          <table:table-cell table:style-name="Tableau4.A2" table:number-columns-spanned="2" office:value-type="string">
            <text:p text:style-name="P18">10 ans</text:p>
          </table:table-cell>
          <table:covered-table-cell/>
          <table:table-cell table:style-name="Tableau4.J2" office:value-type="string">
            <text:p text:style-name="P39">CU UT</text:p>
          </table:table-cell>
        </table:table-row>
        <table:table-row>
          <table:table-cell table:style-name="Tableau4.A2" office:value-type="string">
            <text:p text:style-name="P43">Tableau de suivi des normes applicables<text:change-start text:change-id="ct3144489100320"/></text:p>
            <text:p text:style-name="P44">(<text:span text:style-name="T58">R2.DLCF.E.005</text:span><text:change-end text:change-id="ct3144489100320"/><text:change-start text:change-id="ct3144489097408"/>)<text:change-end text:change-id="ct3144489097408"/></text:p>
          </table:table-cell>
          <table:table-cell table:style-name="Tableau4.A2" office:value-type="string">
            <text:p text:style-name="P39">Modèle de <text:span text:style-name="T2">MI</text:span></text:p>
          </table:table-cell>
          <table:table-cell table:style-name="Tableau4.A2" office:value-type="string">
            <text:p text:style-name="P18">Avril 2014</text:p>
          </table:table-cell>
          <table:table-cell table:style-name="Tableau4.A2" office:value-type="string">
            <text:p text:style-name="P18"><text:change-start text:change-id="ct3144489102560"/><text:span text:style-name="T10">5</text:span><text:change-end text:change-id="ct3144489102560"/><text:change text:change-id="ct3144489098528"/> du <text:change text:change-id="ct3144489097856"/><text:change-start text:change-id="ct3144489102784"/><text:s/><text:span text:style-name="T10">08/04/2020</text:span><text:change-end text:change-id="ct3144489102784"/></text:p>
          </table:table-cell>
          <table:table-cell table:style-name="Tableau4.A2" office:value-type="string">
            <text:p text:style-name="P39">GEDOQ</text:p>
          </table:table-cell>
          <table:table-cell table:style-name="Tableau4.A2" table:number-columns-spanned="2" office:value-type="string">
            <text:p text:style-name="P39">Agents <text:span text:style-name="T2">MI</text:span></text:p>
          </table:table-cell>
          <table:covered-table-cell/>
          <table:table-cell table:style-name="Tableau4.A2" table:number-columns-spanned="2" office:value-type="string">
            <text:p text:style-name="P18">10 ans</text:p>
          </table:table-cell>
          <table:covered-table-cell/>
          <table:table-cell table:style-name="Tableau4.J2" office:value-type="string">
            <text:p text:style-name="P39">CU UT </text:p>
          </table:table-cell>
        </table:table-row>
        <table:table-row>
          <table:table-cell table:style-name="Tableau4.A2" office:value-type="string">
            <text:p text:style-name="P43">Équipements de mesure et d'essai faisant l'objet d'un suivi métrologique</text:p>
          </table:table-cell>
          <table:table-cell table:style-name="Tableau4.A2" office:value-type="string">
            <text:p text:style-name="P39">Modèle de <text:span text:style-name="T2">MI</text:span></text:p>
          </table:table-cell>
          <table:table-cell table:style-name="Tableau4.A2" office:value-type="string">
            <text:p text:style-name="P39"/>
          </table:table-cell>
          <table:table-cell table:style-name="Tableau4.A2" office:value-type="string">
            <text:p text:style-name="P39"/>
          </table:table-cell>
          <table:table-cell table:style-name="Tableau4.A2" office:value-type="string">
            <text:p text:style-name="P22"><text:change text:change-id="ct3144489092256"/><text:change-start text:change-id="ct3144489097632"/>Gestion numerique GEPI<text:change-end text:change-id="ct3144489097632"/></text:p>
          </table:table-cell>
          <table:table-cell table:style-name="Tableau4.A2" table:number-columns-spanned="2" office:value-type="string">
            <text:p text:style-name="P23"><text:change text:change-id="ct3144489096064"/><text:change-start text:change-id="ct3144489098752"/>RE/ Metrologie/ Responsables Matériels/ utilisateurs Matériels<text:change-end text:change-id="ct3144489098752"/></text:p>
          </table:table-cell>
          <table:covered-table-cell/>
          <table:table-cell table:style-name="Tableau4.A2" table:number-columns-spanned="2" office:value-type="string">
            <text:p text:style-name="P39"/>
          </table:table-cell>
          <table:covered-table-cell/>
          <table:table-cell table:style-name="Tableau4.J2" office:value-type="string">
            <text:p text:style-name="P39">CU UT</text:p>
          </table:table-cell>
        </table:table-row>
        <text:soft-page-break/>
        <table:table-row>
          <table:table-cell table:style-name="Tableau4.A9" office:value-type="string">
            <text:p text:style-name="P46">Fiche d’évolution d’un référentiel<text:change-start text:change-id="ct3144489095168"/></text:p>
            <text:p text:style-name="P47">(R2.DLCF.DM.005)<text:change-end text:change-id="ct3144489095168"/></text:p>
          </table:table-cell>
          <table:table-cell table:style-name="Tableau4.A9" office:value-type="string">
            <text:p text:style-name="P18">Modèle de DLCF</text:p>
          </table:table-cell>
          <table:table-cell table:style-name="Tableau4.A9" office:value-type="string">
            <text:p text:style-name="P18">Octobre 2012</text:p>
          </table:table-cell>
          <table:table-cell table:style-name="Tableau4.A9" office:value-type="string">
            <text:p text:style-name="P18"><text:change-start text:change-id="ct3144489091584"/><text:span text:style-name="T10">1</text:span><text:change-end text:change-id="ct3144489091584"/><text:change text:change-id="ct3144489096960"/> du <text:change-start text:change-id="ct3144489090464"/><text:span text:style-name="T10">27/01/2014</text:span><text:change-end text:change-id="ct3144489090464"/><text:change text:change-id="ct3144489097184"/></text:p>
          </table:table-cell>
          <table:table-cell table:style-name="Tableau4.A9" office:value-type="string">
            <text:p text:style-name="P18">GEDOQ</text:p>
          </table:table-cell>
          <table:table-cell table:style-name="Tableau4.A9" table:number-columns-spanned="2" office:value-type="string">
            <text:p text:style-name="P18">Agents MI</text:p>
          </table:table-cell>
          <table:covered-table-cell/>
          <table:table-cell table:style-name="Tableau4.A9" table:number-columns-spanned="2" office:value-type="string">
            <text:p text:style-name="P18"/>
          </table:table-cell>
          <table:covered-table-cell/>
          <table:table-cell table:style-name="Tableau4.J9" office:value-type="string">
            <text:p text:style-name="P18">CU UT</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 UI" svg:font-family="'Segoe UI'" style:font-adornments="Normal"/>
    <style:font-face style:name="Tahoma1" svg:font-family="Tahoma"/>
    <style:font-face style:name="Courier New" svg:font-family="'Courier New'" style:font-family-generic="modern"/>
    <style:font-face style:name="Arial3" svg:font-family="Arial" style:font-family-generic="swiss"/>
    <style:font-face style:name="Arial1" svg:font-family="Arial" style:font-adornments="Gras" style:font-family-generic="swiss"/>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loext:graphic-properties draw:fill="none" draw:fill-color="#99ccff"/>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1" fo:font-family="Arial" style:font-style-name="Gras" style:font-family-generic="swiss" fo:font-size="11pt" fo:font-weight="bold"/>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Heading_20_1" style:display-name="Heading 1" style:family="paragraph" style:parent-style-name="Heading" style:next-style-name="Heading_20_2" style:default-outline-level="1" style:list-style-name=""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1" fo:font-family="'Liberation Sans'" style:font-style-name="Italique gras" style:font-family-generic="swiss" style:font-pitch="variable" fo:font-size="10pt" fo:font-style="italic" fo:font-weight="bold" style:font-weight-asian="bold"/>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margin-top="0cm" fo:margin-bottom="0cm" loext:contextual-spacing="false" fo:text-indent="0cm" style:auto-text-indent="false"/>
      <style:text-properties fo:color="#808080" fo:font-size="11pt" fo:font-style="normal" fo:font-weight="bold"/>
    </style:style>
    <style:style style:name="Picto" style:family="paragraph">
      <style:paragraph-properties fo:margin-left="0cm" fo:margin-right="0cm" fo:margin-top="0cm" fo:margin-bottom="0cm" loext:contextual-spacing="false"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margin-top="0cm" fo:margin-bottom="0cm" loext: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loext: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2"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margin-top="0cm" fo:margin-bottom="0cm" loext:contextual-spacing="false"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WW8Num5z0" style:family="text">
      <style:text-properties style:font-name="Arial Gras" fo:font-family="'Arial Gras'"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44z0" style:family="text">
      <style:text-properties style:font-name="Wingdings" fo:font-family="Wingdings" style:font-pitch="variable" style:font-charset="x-symbol"/>
    </style:style>
    <style:style style:name="WW8Num44z1" style:family="text">
      <style:text-properties style:font-name="Courier New" fo:font-family="'Courier New'" style:font-family-generic="modern"/>
    </style:style>
    <style:style style:name="WW8Num44z3"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5z1" style:family="text">
      <style:text-properties style:font-name="Courier New" fo:font-family="'Courier New'" style:font-family-generic="modern"/>
    </style:style>
    <style:style style:name="WW8Num35z3" style:family="text">
      <style:text-properties style:font-name="Symbol" fo:font-family="Symbol" style:font-family-generic="roman" style:font-pitch="variable" style:font-charset="x-symbol"/>
    </style:style>
    <style:style style:name="WW8Num10z0"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style>
    <style:style style:name="WW8Num10z3" style:family="text">
      <style:text-properties style:font-name="Symbol" fo:font-family="Symbol" style:font-family-generic="roman" style:font-pitch="variable" style:font-charset="x-symbol"/>
    </style:style>
    <style:style style:name="WW8Num33z0" style:family="text">
      <style:text-properties style:font-name="Wingdings" fo:font-family="Wingdings" style:font-pitch="variable" style:font-charset="x-symbol"/>
    </style:style>
    <style:style style:name="WW8Num33z1" style:family="text">
      <style:text-properties style:font-name="Courier New" fo:font-family="'Courier New'" style:font-family-generic="modern"/>
    </style:style>
    <style:style style:name="WW8Num33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style>
    <style:style style:name="WW8Num18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style>
    <style:style style:name="WW8Num8z3" style:family="text">
      <style:text-properties style:font-name="Symbol" fo:font-family="Symbol" style:font-family-generic="roman"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style>
    <style:style style:name="WW8Num30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6z4" style:family="text">
      <style:text-properties style:font-name="Courier New" fo:font-family="'Courier New'" style:font-family-generic="modern"/>
    </style:style>
    <style:style style:name="WW8Num15z0"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5z4" style:family="text">
      <style:text-properties style:font-name="Courier New" fo:font-family="'Courier New'" style:font-family-generic="modern"/>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style>
    <style:style style:name="WW8Num32z3" style:family="text">
      <style:text-properties style:font-name="Symbol" fo:font-family="Symbol" style:font-family-generic="roman" style:font-pitch="variable" style:font-charset="x-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0"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0"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0" text:bullet-char="">
        <style:list-level-properties text:space-before="3.175cm" text:min-label-width="0.635cm"/>
        <style:text-properties style:font-name="Wingdings"/>
      </text:list-level-style-bullet>
      <text:list-level-style-bullet text:level="4" text:style-name="WW8Num35z3"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0" text:bullet-char="">
        <style:list-level-properties text:space-before="6.985cm" text:min-label-width="0.635cm"/>
        <style:text-properties style:font-name="Wingdings"/>
      </text:list-level-style-bullet>
      <text:list-level-style-bullet text:level="7" text:style-name="WW8Num35z3"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Wingdings"/>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Wingdings"/>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0" text:bullet-char="">
        <style:list-level-properties text:space-before="3.175cm" text:min-label-width="0.635cm"/>
        <style:text-properties style:font-name="Wingdings"/>
      </text:list-level-style-bullet>
      <text:list-level-style-bullet text:level="4" text:style-name="WW8Num33z3"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0" text:bullet-char="">
        <style:list-level-properties text:space-before="6.985cm" text:min-label-width="0.635cm"/>
        <style:text-properties style:font-name="Wingdings"/>
      </text:list-level-style-bullet>
      <text:list-level-style-bullet text:level="7" text:style-name="WW8Num33z3"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Wingdings"/>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0"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0"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0"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0"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635cm" text:min-label-width="0.635cm"/>
        <style:text-properties style:font-name="Wingdings"/>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0" text:bullet-char="">
        <style:list-level-properties text:space-before="3.175cm" text:min-label-width="0.635cm"/>
        <style:text-properties style:font-name="Wingdings"/>
      </text:list-level-style-bullet>
      <text:list-level-style-bullet text:level="4" text:style-name="WW8Num30z3"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0" text:bullet-char="">
        <style:list-level-properties text:space-before="6.985cm" text:min-label-width="0.635cm"/>
        <style:text-properties style:font-name="Wingdings"/>
      </text:list-level-style-bullet>
      <text:list-level-style-bullet text:level="7" text:style-name="WW8Num30z3"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0" text:bullet-char="">
        <style:list-level-properties text:space-before="1.905cm" text:min-label-width="0.635cm"/>
        <style:text-properties style:font-name="Wingdings"/>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4" text:bullet-char="o">
        <style:list-level-properties text:space-before="5.715cm" text:min-label-width="0.635cm"/>
        <style:text-properties fo:font-family="'Courier New'" style:font-family-generic="modern" style:font-pitch="fixed"/>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4" text:bullet-char="o">
        <style:list-level-properties text:space-before="9.525cm" text:min-label-width="0.635cm"/>
        <style:text-properties fo:font-family="'Courier New'" style:font-family-generic="modern" style:font-pitch="fixed"/>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bullet text:level="2" text:style-name="WW8Num15z0" text:bullet-char="">
        <style:list-level-properties text:space-before="1.905cm" text:min-label-width="0.635cm"/>
        <style:text-properties style:font-name="Wingdings"/>
      </text:list-level-style-bullet>
      <text:list-level-style-bullet text:level="3" text:style-name="WW8Num15z0"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4" text:bullet-char="o">
        <style:list-level-properties text:space-before="5.715cm" text:min-label-width="0.635cm"/>
        <style:text-properties fo:font-family="'Courier New'" style:font-family-generic="modern" style:font-pitch="fixed"/>
      </text:list-level-style-bullet>
      <text:list-level-style-bullet text:level="6" text:style-name="WW8Num15z0"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4" text:bullet-char="o">
        <style:list-level-properties text:space-before="9.525cm" text:min-label-width="0.635cm"/>
        <style:text-properties fo:font-family="'Courier New'" style:font-family-generic="modern" style:font-pitch="fixed"/>
      </text:list-level-style-bullet>
      <text:list-level-style-bullet text:level="9" text:style-name="WW8Num15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0.635cm" text:min-label-width="0.635cm"/>
        <style:text-properties style:font-name="Wingdings"/>
      </text:list-level-style-bullet>
      <text:list-level-style-bullet text:level="2" text:style-name="WW8Num32z1" text:bullet-char="o">
        <style:list-level-properties text:space-before="1.905cm" text:min-label-width="0.635cm"/>
        <style:text-properties fo:font-family="'Courier New'" style:font-family-generic="modern" style:font-pitch="fixed"/>
      </text:list-level-style-bullet>
      <text:list-level-style-bullet text:level="3" text:style-name="WW8Num32z0" text:bullet-char="">
        <style:list-level-properties text:space-before="3.175cm" text:min-label-width="0.635cm"/>
        <style:text-properties style:font-name="Wingdings"/>
      </text:list-level-style-bullet>
      <text:list-level-style-bullet text:level="4" text:style-name="WW8Num32z3" text:bullet-char="">
        <style:list-level-properties text:space-before="4.445cm" text:min-label-width="0.635cm"/>
        <style:text-properties style:font-name="Symbol"/>
      </text:list-level-style-bullet>
      <text:list-level-style-bullet text:level="5" text:style-name="WW8Num32z1" text:bullet-char="o">
        <style:list-level-properties text:space-before="5.715cm" text:min-label-width="0.635cm"/>
        <style:text-properties fo:font-family="'Courier New'" style:font-family-generic="modern" style:font-pitch="fixed"/>
      </text:list-level-style-bullet>
      <text:list-level-style-bullet text:level="6" text:style-name="WW8Num32z0" text:bullet-char="">
        <style:list-level-properties text:space-before="6.985cm" text:min-label-width="0.635cm"/>
        <style:text-properties style:font-name="Wingdings"/>
      </text:list-level-style-bullet>
      <text:list-level-style-bullet text:level="7" text:style-name="WW8Num32z3" text:bullet-char="">
        <style:list-level-properties text:space-before="8.255cm" text:min-label-width="0.635cm"/>
        <style:text-properties style:font-name="Symbol"/>
      </text:list-level-style-bullet>
      <text:list-level-style-bullet text:level="8" text:style-name="WW8Num32z1" text:bullet-char="o">
        <style:list-level-properties text:space-before="9.525cm" text:min-label-width="0.635cm"/>
        <style:text-properties fo:font-family="'Courier New'" style:font-family-generic="modern" style:font-pitch="fixed"/>
      </text:list-level-style-bullet>
      <text:list-level-style-bullet text:level="9" text:style-name="WW8Num3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style:rel-width="100%" table:align="left"/>
    </style:style>
    <style:style style:name="Tableau2.A" style:family="table-column">
      <style:table-column-properties style:column-width="4.251cm" style:rel-column-width="2410*"/>
    </style:style>
    <style:style style:name="Tableau2.B" style:family="table-column">
      <style:table-column-properties style:column-width="8.498cm" style:rel-column-width="4818*"/>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Table_20_Contents">
      <style:text-properties fo:font-size="10pt" style:font-size-asian="10pt" style:font-size-complex="10pt"/>
    </style:style>
    <style:style style:name="MP4" style:family="paragraph" style:parent-style-name="Table_20_Contents">
      <style:text-properties fo:font-size="10pt" fo:background-color="#ffff00" style:font-size-asian="10pt" style:font-size-complex="10pt"/>
    </style:style>
    <style:style style:name="MP5" style:family="paragraph" style:parent-style-name="Header">
      <style:text-properties fo:font-size="6pt" style:font-size-asian="6pt" style:font-size-complex="6pt"/>
    </style:style>
    <style:style style:name="MP6" style:family="paragraph" style:parent-style-name="Footer">
      <style:text-properties fo:font-size="8pt" style:font-size-asian="8pt" style:font-size-complex="8pt"/>
    </style:style>
    <style:style style:name="MT1" style:family="text">
      <style:text-properties fo:background-color="transparent" loext:char-shading-value="0"/>
    </style:style>
    <style:style style:name="MT2" style:family="text">
      <style:text-properties officeooo:rsid="0020231b" fo:background-color="#ffff00" loext:char-shading-value="0"/>
    </style:style>
    <style:style style:name="MT3" style:family="text">
      <style:text-properties officeooo:rsid="002cd32e" fo:background-color="#ffff00" loext:char-shading-value="0"/>
    </style:style>
    <style:style style:name="MT4" style:family="text">
      <style:text-properties officeooo:rsid="002e08ae" fo:background-color="#ffff00" loext:char-shading-value="0"/>
    </style:style>
    <style:style style:name="MT5" style:family="text">
      <style:text-properties officeooo:rsid="001973fa"/>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ext:tracked-changes>
          <text:changed-region xml:id="ct3144489088672" text:id="ct3144489088672">
            <text:deletion>
              <office:change-info>
                <dc:creator>Alexandre CUER</dc:creator>
                <dc:date>2019-06-07T18:54:23</dc:date>
              </office:change-info>
              <text:p text:style-name="MP3"><text:span text:style-name="MT2">00</text:span><text:span text:style-name="MT3">7</text:span></text:p>
            </text:deletion>
          </text:changed-region>
          <text:changed-region xml:id="ct3144489086432" text:id="ct3144489086432">
            <text:insertion>
              <office:change-info>
                <dc:creator>Alexandre CUER</dc:creator>
                <dc:date>2019-06-07T18:54:25</dc:date>
              </office:change-info>
            </text:insertion>
          </text:changed-region>
          <text:changed-region xml:id="ct3144489086656" text:id="ct3144489086656">
            <text:deletion>
              <office:change-info>
                <dc:creator>Jérôme Albaret</dc:creator>
                <dc:date>2020-04-10T11:52:00</dc:date>
              </office:change-info>
              <text:p text:style-name="MP3"><text:span text:style-name="MT3">8</text:span></text:p>
            </text:deletion>
          </text:changed-region>
          <text:changed-region xml:id="ct3144489083296" text:id="ct3144489083296">
            <text:insertion>
              <office:change-info>
                <dc:creator>Jérôme Albaret</dc:creator>
                <dc:date>2020-04-10T11:52:00</dc:date>
              </office:change-info>
            </text:insertion>
          </text:changed-region>
          <text:changed-region xml:id="ct3144489084864" text:id="ct3144489084864">
            <text:deletion>
              <office:change-info>
                <dc:creator>Alexandre CUER</dc:creator>
                <dc:date>2019-06-07T18:54:28</dc:date>
              </office:change-info>
              <text:p text:style-name="MP4"><text:span text:style-name="MT5">16/10/2018</text:span></text:p>
            </text:deletion>
          </text:changed-region>
          <text:changed-region xml:id="ct3144489075680" text:id="ct3144489075680">
            <text:deletion>
              <office:change-info>
                <dc:creator>Jérôme Albaret</dc:creator>
                <dc:date>2020-04-10T11:52:00</dc:date>
              </office:change-info>
              <text:p text:style-name="MP4"><text:span text:style-name="MT5">07/06/2019</text:span></text:p>
            </text:deletion>
          </text:changed-region>
          <text:changed-region xml:id="ct3144489075456" text:id="ct3144489075456">
            <text:insertion>
              <office:change-info>
                <dc:creator>Jérôme Albaret</dc:creator>
                <dc:date>2020-04-10T11:52:00</dc:date>
              </office:change-info>
            </text:insertion>
          </text:changed-region>
        </text:tracked-changes>
        <table:table table:name="Tableau2" table:style-name="Tableau2">
          <table:table-column table:style-name="Tableau2.A"/>
          <table:table-column table:style-name="Tableau2.B"/>
          <table:table-column table:style-name="Tableau2.A"/>
          <table:table-row>
            <table:table-cell table:style-name="Tableau2.A1" office:value-type="string">
              <text:p text:style-name="MP1">CEREMA</text:p>
              <text:p text:style-name="MP1">DterCE</text:p>
              <text:p text:style-name="MP1"/>
              <text:p text:style-name="MP1">DLCF</text:p>
            </table:table-cell>
            <table:table-cell table:style-name="Tableau2.A1" office:value-type="string">
              <text:p text:style-name="MP2">Instruction</text:p>
              <text:p text:style-name="MP2">Réalisation des prestations de l'unité <text:span text:style-name="MT1">MI</text:span> suivant le référentiel NF EN ISO/CEI 17025</text:p>
            </table:table-cell>
            <table:table-cell table:style-name="Tableau2.C1" office:value-type="string">
              <text:p text:style-name="MP3">Réf. : <text:bookmark-start text:name="P_REF"/><text:bookmark-ref text:reference-format="text" text:ref-name="P_REF"/><text:bookmark-end text:name="P_REF"/>R2.DLCF.I.006</text:p>
              <text:p text:style-name="MP3">Révision : <text:change text:change-id="ct3144489088672"/><text:change-start text:change-id="ct3144489086432"/><text:span text:style-name="MT3">00</text:span><text:change-end text:change-id="ct3144489086432"/><text:change text:change-id="ct3144489086656"/><text:change-start text:change-id="ct3144489083296"/><text:span text:style-name="MT4">9</text:span><text:change-end text:change-id="ct3144489083296"/></text:p>
              <text:p text:style-name="MP4">Du <text:change text:change-id="ct3144489084864"/><text:change text:change-id="ct3144489075680"/><text:change-start text:change-id="ct3144489075456"/><text:span text:style-name="MT5">7/04/20</text:span><text:change-end text:change-id="ct3144489075456"/></text:p>
            </table:table-cell>
          </table:table-row>
        </table:table>
        <text:p text:style-name="MP5"/>
      </style:header>
      <style:footer>
        <text:p text:style-name="MP6"><text:file-name text:display="name-and-extension">R2.DLCF.I.006_MI_instruction_COFRAC_rev9_projet.odt</text:file-name><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_64 LibreOffice_project/a3100ed2409ebf1c212f5048fbe377c281438fdc</meta:generator>
    <meta:creation-date>2020-04-11T08:11:43.872000000</meta:creation-date>
    <meta:editing-cycles>1</meta:editing-cycles>
    <meta:editing-duration>P0D</meta:editing-duration>
    <meta:document-statistic meta:table-count="5" meta:image-count="0" meta:object-count="0" meta:page-count="9" meta:paragraph-count="214" meta:word-count="2646" meta:character-count="16638" meta:non-whitespace-character-count="14194"/>
    <meta:user-defined meta:name="Info 1"/>
    <meta:user-defined meta:name="Info 2"/>
    <meta:user-defined meta:name="Info 3"/>
    <meta:user-defined meta:name="Info 4"/>
  </office:meta>
</office:document-meta>
</file>